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fo:text-align="start" style:justify-single-word="false" fo:padding="0.106cm" fo:border="0.06pt solid #000000"/>
    </style:style>
    <style:style style:name="P5" style:family="paragraph" style:parent-style-name="Preformatted_20_Text">
      <style:paragraph-properties fo:margin-left="1cm" fo:margin-right="0cm" fo:text-indent="0cm" style:auto-text-indent="false"/>
    </style:style>
    <style:style style:name="P6" style:family="paragraph" style:parent-style-name="Preformatted_20_Text">
      <style:paragraph-properties fo:margin-left="1cm" fo:margin-right="0cm" fo:margin-top="0cm" fo:margin-bottom="0.499cm" style:contextual-spacing="false" fo:text-indent="0cm" style:auto-text-indent="false"/>
    </style:style>
    <style:style style:name="P7" style:family="paragraph" style:parent-style-name="Preformatted_20_Text">
      <style:paragraph-properties fo:margin-left="2cm" fo:margin-right="0cm" fo:text-indent="0cm" style:auto-text-indent="false"/>
    </style:style>
    <style:style style:name="P8" style:family="paragraph" style:parent-style-name="Preformatted_20_Text">
      <style:paragraph-properties fo:margin-left="2cm" fo:margin-right="0cm" fo:margin-top="0cm" fo:margin-bottom="0.499cm" style:contextual-spacing="false" fo:text-indent="0cm" style:auto-text-indent="false"/>
    </style:style>
    <style:style style:name="P9" style:family="paragraph" style:parent-style-name="Heading_20_2">
      <style:paragraph-properties fo:break-before="page"/>
    </style:style>
    <style:style style:name="P10" style:family="paragraph" style:parent-style-name="List_20_Heading">
      <style:text-properties fo:font-weight="bold"/>
    </style:style>
    <style:style style:name="P11" style:family="paragraph" style:parent-style-name="List_20_Heading">
      <style:paragraph-properties fo:margin-left="2cm" fo:margin-right="0cm" fo:text-indent="0cm" style:auto-text-indent="false"/>
    </style:style>
    <style:style style:name="P12" style:family="paragraph" style:parent-style-name="List_20_Heading">
      <style:paragraph-properties fo:margin-top="0cm" fo:margin-bottom="0.499cm" style:contextual-spacing="false"/>
    </style:style>
    <style:style style:name="P13" style:family="paragraph" style:parent-style-name="List_20_Contents">
      <style:paragraph-properties fo:margin-top="0cm" fo:margin-bottom="0.499cm" style:contextual-spacing="false"/>
    </style:style>
    <style:style style:name="P14" style:family="paragraph" style:parent-style-name="List_20_Contents">
      <style:paragraph-properties fo:margin-left="3cm" fo:margin-right="0cm" fo:text-indent="0cm" style:auto-text-indent="false"/>
    </style:style>
    <style:style style:name="P15" style:family="paragraph" style:parent-style-name="List_20_Contents">
      <style:paragraph-properties fo:margin-left="3cm" fo:margin-right="0cm" fo:margin-top="0cm" fo:margin-bottom="0.499cm" style:contextual-spacing="false" fo:text-indent="0cm" style:auto-text-indent="false"/>
    </style:style>
    <style:style style:name="P16" style:family="paragraph" style:parent-style-name="List_20_Contents">
      <style:paragraph-properties fo:margin-left="2cm" fo:margin-right="0cm" fo:margin-top="0cm" fo:margin-bottom="0.499cm" style:contextual-spacing="false" fo:text-indent="0cm" style:auto-text-indent="false"/>
    </style:style>
    <style:style style:name="P17" style:family="paragraph" style:parent-style-name="Table_20_Contents">
      <style:text-properties fo:font-size="2pt" style:font-size-asian="2pt" style:font-size-complex="2pt"/>
    </style:style>
    <style:style style:name="T1" style:family="text">
      <style:text-properties fo:font-style="italic"/>
    </style:style>
    <style:style style:name="T2" style:family="text">
      <style:text-properties fo:font-size="10pt"/>
    </style:style>
    <style:style style:name="T3" style:family="text">
      <style:text-properties fo:font-size="10pt" fo:font-style="italic"/>
    </style:style>
    <style:style style:name="T4" style:family="text">
      <style:text-properties fo:font-size="10pt" fo:font-weight="bold"/>
    </style:style>
    <style:style style:name="T5" style:family="text">
      <style:text-properties fo:font-weight="bold"/>
    </style: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nt-type: text/html </text:p>
      <text:h text:style-name="Heading_20_1" text:outline-level="1">WGET</text:h>
      <text:p text:style-name="P3">Section: GNU Wget (1)<text:line-break/>Updated: 2004-08-31<text:line-break/><text:a xlink:type="simple" xlink:href="http://www.delafond.org/traducmanfr/man/man1/wget.1.html#index">Index</text:a> <text:a xlink:type="simple" xlink:href="http://www.delafond.org/traducmanfr/man/index.html">Return to Main Contents</text:a></text:p>
      <text:p text:style-name="Horizontal_20_Line"/>
      <text:p text:style-name="Text_20_body"><text:bookmark text:name="lbAB"/>  </text:p>
      <text:h text:style-name="Heading_20_2" text:outline-level="2">NOM</text:h>
      <text:p text:style-name="Text_20_body">wget - Un récupérateur réseau non interactif <text:bookmark text:name="lbAC"/>  </text:p>
      <text:h text:style-name="Heading_20_2" text:outline-level="2">SYNOPSIS</text:h>
      <text:p text:style-name="Text_20_body"><text:bookmark text:name="ixAAC"/>wget [<text:span text:style-name="T1">option</text:span>]... [<text:span text:style-name="T3">URL</text:span>]... <text:bookmark text:name="lbAD"/>  </text:p>
      <text:h text:style-name="Heading_20_2" text:outline-level="2">DESCRIPTION</text:h>
      <text:p text:style-name="Text_20_body"><text:bookmark text:name="ixAAD"/><text:span text:style-name="T2">GNU</text:span> Wget est un programme non interactif de téléchargement de fichiers depuis le Web. C'est un logiciel libre. Il supporte les protocoles <text:span text:style-name="T2">HTTP</text:span>, <text:span text:style-name="T2">HTTPS</text:span> et <text:span text:style-name="T2">FTP</text:span> ainsi que le téléchargement au travers des proxies <text:span text:style-name="T2">HTTP</text:span>. </text:p>
      <text:p text:style-name="Text_20_body">Wget est non interactif c'est-à-dire qu'il peut travailler en arrière-plan, sans intervention de l'utilisateur. Ceci vous permet de lancer un téléchargement et de vous déconnecter du système, laissant Wget finir le travail. En revanche, la plupart des navigateurs Web requièrent la présence constante de l'utilisateur, ce qui est particulièrement pénible lorsqu'on transfère beaucoup de données. </text:p>
      <text:p text:style-name="Text_20_body">Wget peut suivre les liens des pages <text:span text:style-name="T2">HTML</text:span> et <text:span text:style-name="T2">XHTML</text:span> et créer une copie locale de sites web distants, en récréant complètement la structure du site original. Ceci est parfois désigné sous le nom de « téléchargement récursif ». En faisant cela, Wget respecte le standard d'exclusion de robots (<text:span text:style-name="T1">/robots.txt</text:span>). Wget peut aussi convertir les liens dans les fichiers <text:span text:style-name="T2">HTML</text:span> téléchargés pour la consultation locale. </text:p>
      <text:p text:style-name="Text_20_body">Wget a été conçu pour être robuste en dépit des connexions réseaux lentes ou instables : si un téléchargement échoue suite à un problème réseau, il réessayera jusqu'à ce que l'intégralité du fichier soit téléchargée. Si le serveur supporte la reprise, il lui demandera de reprendre là où le téléchargement s'est interrompu. </text:p>
      <text:p text:style-name="Text_20_body"><text:bookmark text:name="lbAE"/>  </text:p>
      <text:h text:style-name="Heading_20_2" text:outline-level="2"/>
      <text:h text:style-name="P9" text:outline-level="2">OPTIONS<text:bookmark text:name="lbAG"/></text:h>
      <text:h text:style-name="Heading_20_2" text:outline-level="2">Options de suivi et de fichiers d'entrées</text:h>
      <text:p text:style-name="List_20_Heading"><text:bookmark text:name="ixAAO"/><text:span text:style-name="T5">-o</text:span> <text:span text:style-name="T1">logfile</text:span></text:p>
      <text:p text:style-name="List_20_Heading"><text:bookmark text:name="ixAAP"/><text:span text:style-name="T5">--output-file=</text:span><text:span text:style-name="T1">logfile</text:span></text:p>
      <text:p text:style-name="List_20_Contents"><text:bookmark text:name="ixAAQ"/>Enregistre tous les messages dans <text:span text:style-name="T1">logfile</text:span>. Normalement les messages sont affichés sur la sortie d'erreur standard. </text:p>
      <text:p text:style-name="P10">-d</text:p>
      <text:p text:style-name="P10"><text:bookmark text:name="ixAAT"/>--debug</text:p>
      <text:p text:style-name="List_20_Contents"><text:bookmark text:name="ixAAU"/>Active la sortie de débogage, c'est-à-dire des informations importantes pour les développeurs de Wget si quelque chose ne fonctionne pas correctement. Votre administrateur système peut avoir choisi de compiler Wget sans l'option de débogage, dans ce cas <text:span text:style-name="T5">-d</text:span> ne fonctionnera pas. Remarquez que la compilation avec cette option est toujours sûre : Wget compilé avec l'option de débogage <text:span text:style-name="T5">n'affichera aucune information de débogage</text:span> à moins qu'on ne le lui demande avec <text:span text:style-name="T5">-d</text:span>. </text:p>
      <text:p text:style-name="P10">-q</text:p>
      <text:p text:style-name="P10"><text:bookmark text:name="ixAAV"/>--quiet</text:p>
      <text:p text:style-name="List_20_Contents"><text:bookmark text:name="ixAAW"/>Désactive la sortie de Wget. </text:p>
      <text:p text:style-name="P10">-v</text:p>
      <text:p text:style-name="P10"><text:bookmark text:name="ixAAX"/>--verbose</text:p>
      <text:p text:style-name="List_20_Contents"><text:bookmark text:name="ixAAY"/>Active le mode verbeux, avec toutes les données disponibles. Ce mode est activé par défaut. </text:p>
      <text:p text:style-name="P10">-nv</text:p>
      <text:p text:style-name="P10"><text:bookmark text:name="ixAAZ"/>--non-verbose</text:p>
      <text:p text:style-name="List_20_Contents"><text:bookmark text:name="ixABA"/>Sortie non verbeux : désactive le mode verbeux, sans toutefois être complètement muet (utilisez <text:span text:style-name="T5">-q</text:span> pour ça), et donc seuls les messages d'erreurs et les informations de bases seront affichés. </text:p>
      <text:p text:style-name="List_20_Heading"><text:span text:style-name="T5">-i</text:span> <text:span text:style-name="T1">fichier</text:span></text:p>
      <text:p text:style-name="List_20_Heading"><text:bookmark text:name="ixABB"/><text:span text:style-name="T5">--input-file=</text:span><text:span text:style-name="T1">fichier</text:span></text:p>
      <text:p text:style-name="P13"><text:bookmark text:name="ixABC"/>Lit les URL depuis <text:span text:style-name="T1">fichier</text:span>. Dans ce cas, aucune URL n'est requise sur la ligne de commande. S'il y a des URL sur la ligne de commande et dans un fichier d'entrée, celles de la ligne de commande sont téléchargées en premier. <text:span text:style-name="T1">fichier</text:span> n'est pas nécessairement un document <text:span text:style-name="T2">HTML</text:span>, une simple liste d'URL convient également. </text:p>
      <text:p text:style-name="P13">Cependant, si vous spécifiez <text:span text:style-name="T5">--force-html</text:span>, le document sera considéré comme étant du <text:span text:style-name="T5">html</text:span>. Dans ce cas vous pouvez avoir des problèmes avec les liens relatifs, problème qui se résout en ajoutant &lt;base href="url"&gt; aux documents ou en spécifiant <text:span text:style-name="T5">--base=</text:span><text:span text:style-name="T1">url</text:span> sur la ligne de commande. </text:p>
      <text:p text:style-name="P10">-F</text:p>
      <text:p text:style-name="P10"><text:bookmark text:name="ixABD"/>--force-html</text:p>
      <text:p text:style-name="List_20_Contents"><text:bookmark text:name="ixABE"/>Lorsque l'entrée est lue depuis un fichier, force Wget à le considérer comme un fichier <text:span text:style-name="T2">HTML</text:span>. Cela vous permet de rapatrier les liens relatifs depuis un fichier <text:span text:style-name="T2">HTML</text:span> de votre disque local, en ajoutant &lt;base href="url"&gt; au <text:span text:style-name="T2">HTML</text:span>, ou en utilisant l'option de ligne de commande <text:span text:style-name="T5">--base</text:span>. </text:p>
      <text:p text:style-name="List_20_Heading"><text:span text:style-name="T5">-B</text:span> <text:span text:style-name="T3">URL</text:span></text:p>
      <text:p text:style-name="List_20_Heading"><text:bookmark text:name="ixABF"/><text:span text:style-name="T5">--base=</text:span><text:span text:style-name="T3">URL</text:span></text:p>
      <text:p text:style-name="P13"><text:bookmark text:name="ixABG"/>Utilisé en conjonction avec <text:span text:style-name="T5">-F</text:span>, préfixe les liens relatifs avec <text:span text:style-name="T3">URL</text:span> dans le fichier spécifié par <text:span text:style-name="T5">-i</text:span>. </text:p>
      <text:p text:style-name="P13"><text:bookmark text:name="lbAH"/></text:p>
      <text:h text:style-name="Heading_20_2" text:outline-level="2"><text:soft-page-break/>Options de téléchargement</text:h>
      <text:p text:style-name="List_20_Heading"><text:span text:style-name="T5">-t</text:span> <text:span text:style-name="T1">n</text:span></text:p>
      <text:p text:style-name="List_20_Heading"><text:bookmark text:name="ixABJ"/><text:span text:style-name="T5">--tries=</text:span><text:span text:style-name="T1">n</text:span></text:p>
      <text:p text:style-name="List_20_Contents"><text:bookmark text:name="ixABK"/>Définit le nombre de tentatives à <text:span text:style-name="T1">n</text:span>. Spécifiez 0 ou <text:span text:style-name="T5">inf</text:span> pour un nombre illimité de tentatives. Par défaut 20 tentatives sont effectuées, à moins qu'une erreur fatale telle que « connexion refusée » ou « non trouvé » (404) apparaisse. </text:p>
      <text:p text:style-name="List_20_Heading"><text:span text:style-name="T5">-O</text:span> <text:span text:style-name="T1">fichier</text:span></text:p>
      <text:p text:style-name="List_20_Heading"><text:bookmark text:name="ixABL"/><text:span text:style-name="T5">--output-document=</text:span><text:span text:style-name="T1">fichier</text:span></text:p>
      <text:p text:style-name="List_20_Contents"><text:bookmark text:name="ixABM"/>Les documents ne seront pas écrits dans les fichiers appropriés, mais tous concaténés les uns aux autres et écrits dans <text:span text:style-name="T1">fichier</text:span>. Si <text:span text:style-name="T1">fichier</text:span> existe déjà, il sera remplacé. Si <text:span text:style-name="T1">fichier</text:span> vaut <text:span text:style-name="T5">-</text:span>, les documents seront écrits sur la sortie standard. Cette option positionne automatiquement le nombre de tentatives à 1. </text:p>
      <text:p text:style-name="P10">-S</text:p>
      <text:p text:style-name="P10"><text:bookmark text:name="ixABU"/>--server-response</text:p>
      <text:p text:style-name="List_20_Contents"><text:bookmark text:name="ixABV"/>Affiche les en-têtes envoyés par les serveurs <text:span text:style-name="T2">HTTP</text:span> et les réponses envoyées par les serveurs <text:span text:style-name="T2">FTP</text:span>. </text:p>
      <text:p text:style-name="P10">--spider</text:p>
      <text:p text:style-name="P13"><text:bookmark text:name="ixABW"/>Lorsqu'il est invoqué avec cette option, Wget se comportera comme une <text:span text:style-name="T1">araignée</text:span>, sur la toile, il ne téléchargera pas les pages, il vérifiera simplement leur présence. Vous pouvez l'utiliser pour vérifier vos signets par exemple </text:p>
      <text:p text:style-name="P5"><text:s text:c="8"/>wget --spider --force-html -i bookmarks.html</text:p>
      <text:p text:style-name="P6"/>
      <text:p text:style-name="List_20_Contents">Cette caractéristique nécessite encore quelques efforts pour se rapprocher des fonctionnalités de véritable araignées <text:span text:style-name="T2">WWW</text:span>. </text:p>
      <text:p text:style-name="List_20_Heading"/>
      <text:p text:style-name="List_20_Heading"><text:span text:style-name="T5">--dns-timeout=</text:span><text:span text:style-name="T1">secondes</text:span></text:p>
      <text:p text:style-name="List_20_Contents"><text:bookmark text:name="ixABZ"/>Positionne le décompte de recherche <text:span text:style-name="T2">DNS</text:span> à <text:span text:style-name="T1">secondes</text:span> secondes. Une recherche <text:span text:style-name="T2">DNS</text:span> qui dépasse le temps spécifié sera stoppée. Par défaut ce temps est dépendant de l'implantation des bibliothèques systèmes. </text:p>
      <text:p text:style-name="List_20_Heading"><text:span text:style-name="T5">--connect-timeout=</text:span><text:span text:style-name="T1">secondes</text:span></text:p>
      <text:p text:style-name="List_20_Contents"><text:bookmark text:name="ixACA"/>Positionne le décompte de connexion à <text:span text:style-name="T1">secondes</text:span> secondes. Les connexions <text:span text:style-name="T2">TCP</text:span> qui mettent plus de temps que spécifier pour s'établir sont stoppées. Par défaut, ce temps est dépendant de l'implémentation des bibliothèques système. </text:p>
      <text:p text:style-name="List_20_Heading"><text:span text:style-name="T5">--read-timeout=</text:span><text:span text:style-name="T1">secondes</text:span></text:p>
      <text:p text:style-name="List_20_Contents"><text:bookmark text:name="ixACB"/>Positionne le décompte d'écriture (et de lecture) à <text:span text:style-name="T1">secondes</text:span> secondes. Les écritures prenant plus de temps que spécifié sont stoppées. La valeur par défaut est de 900 secondes. </text:p>
      <text:p text:style-name="List_20_Heading"><text:span text:style-name="T5">--limit-rate=</text:span><text:span text:style-name="T1">valeur</text:span></text:p>
      <text:p text:style-name="P13"><text:bookmark text:name="ixACC"/>Limite la débit du téléchargement à <text:span text:style-name="T1">valeur</text:span> octets par seconde. Il est possible d'exprimer cette valeur en octets, kilooctets à l'aide du suffixe <text:span text:style-name="T5">k</text:span> ou en mégaoctets à l'aide du suffixe <text:span text:style-name="T5">m</text:span>. Par exemple, <text:span text:style-name="T5">--limit-rate=20k</text:span> limitera le débit à 20 ko/s. Cette option est utile, entre autre, lorsqu'on ne souhaite pas que Wget consomme toute la bande passante disponible. </text:p>
      <text:p text:style-name="P13">Remarquez que Wget implante la limitation en dormant la durée appropriée après une réception depuis le réseau qui a pris moins de temps que spécifié par le débit. Au bout du compte, cette stratégie ralentit le transfert <text:span text:style-name="T2">TCP</text:span> approximativement au débit requis. Cependant, il se peut que cela prenne un peu de temps avant de se stabiliser ; ne soyez pas surpris si cette limite n'est pas vraiment respectée lors du transfert de petits fichiers. </text:p>
      <text:p text:style-name="List_20_Heading"><text:span text:style-name="T5">-w</text:span> <text:span text:style-name="T1">secondes</text:span></text:p>
      <text:p text:style-name="List_20_Heading"><text:bookmark text:name="ixACD"/><text:span text:style-name="T5">--wait=</text:span><text:span text:style-name="T1">secondes</text:span></text:p>
      <text:p text:style-name="P13"><text:bookmark text:name="ixACE"/><text:soft-page-break/>Attendre la durée spécifiée en secondes entre les téléchargements. L'utilisation de cette option, est recommandée, puisqu'elle allège la charge du serveur en réduisant la fréquence des requêtes. À la place des secondes, la durée peut être spécifiée en minutes en utilisant le suffixe <text:span text:style-name="T1">m</text:span>, en heures avec le suffixe <text:span text:style-name="T1">h</text:span>, ou en jours avec le suffixe <text:span text:style-name="T1">d</text:span>. </text:p>
      <text:p text:style-name="P13">La spécification d'une durée importante est utile si le réseau ou l'hôte cible est coupé, aussi Wget peut attendre suffisamment longtemps que le réseau soit réparé avant de réessayer. </text:p>
      <text:p text:style-name="List_20_Heading"><text:span text:style-name="T5">--waitretry=</text:span><text:span text:style-name="T1">secondes</text:span></text:p>
      <text:p text:style-name="P13"><text:bookmark text:name="ixACF"/>Si vous ne voulez pas que Wget attende entre <text:span text:style-name="T1">chaque</text:span> téléchargement, mais uniquement entre les essais ou téléchargement infructueux, vous pouvez utiliser cette option. Wget attend n secondes au n-ième échec sur un fichier, jusqu'au maximum spécifié. C'est pourquoi une valeur de 10 fera patienter jusqu'à (1 + 2 + 3 +... + 10) = 55 secondes par fichier. </text:p>
      <text:p text:style-name="P13">Remarquez que cette option est activée par défaut dans le fichier global <text:span text:style-name="T1">.wgetrc</text:span>. </text:p>
      <text:p text:style-name="P10">-Y on/off</text:p>
      <text:p text:style-name="P10"><text:bookmark text:name="ixACH"/>--proxy=on/off</text:p>
      <text:p text:style-name="P13"><text:bookmark text:name="ixACI"/>Active/Désactive le support proxy. Le proxy est activé par défaut si la variable d'environnement appropriée est définie. </text:p>
      <text:p text:style-name="P13">Pour plus d'information sur l'utilisation de proxys, voir la section Proxies de l'entrée GNU Info. </text:p>
      <text:p text:style-name="List_20_Heading"><text:span text:style-name="T5">-Q</text:span> <text:span text:style-name="T1">quota</text:span></text:p>
      <text:p text:style-name="List_20_Heading"><text:bookmark text:name="ixACJ"/><text:span text:style-name="T5">--quota=</text:span><text:span text:style-name="T1">quota</text:span></text:p>
      <text:p text:style-name="P13"><text:bookmark text:name="ixACK"/>Spécifie le quota de données pour les téléchargements automatiques. La valeur peut être spécifiée en octets (défaut), kilooctets (suffixe <text:span text:style-name="T5">k</text:span>), ou mégaoctets (avec le suffixe <text:span text:style-name="T5">m</text:span>). </text:p>
      <text:p text:style-name="P13">Remarquez que le quota n'affectera jamais le téléchargement d'un unique fichier. Aussi, si vous spécifiez <text:span text:style-name="T5">wget -Q10k </text:span><text:a xlink:type="simple" xlink:href="ftp://wuarchive.wustl.edu/ls-lR.gz"><text:span text:style-name="T5">ftp://wuarchive.wustl.edu/ls-lR.gz</text:span></text:a>, l'intégralité du fichier <text:span text:style-name="T1">ls-lR.gz</text:span> sera téléchargée. La même chose se produira si vous spécifiez plusieurs URL sur la ligne de commande. Wget ne tient compte du quota que pour les téléchargements récursifs ou depuis un fichier d'entrée. Aussi vous pouvez tapez sans crainte <text:span text:style-name="T5">wget -Q2m -i sites</text:span> : le téléchargement s'arrêtera lorsque le quota sera atteint. </text:p>
      <text:p text:style-name="P13">Positionner le quota à 0 ou <text:span text:style-name="T5">inf</text:span> signifie aucun quota. </text:p>
      <text:p text:style-name="List_20_Heading"><text:span text:style-name="T5">--restrict-file-names=</text:span><text:span text:style-name="T1">mode</text:span></text:p>
      <text:p text:style-name="P13"><text:bookmark text:name="ixACM"/>Modifie les caractères des URL distantes qui peuvent être utilisés dans les noms de fichiers locaux générés à partir de celles-ci. Les caractères qui sont <text:span text:style-name="T1">restreints</text:span> par cette option sont remplacés par <text:span text:style-name="T5">%HH</text:span>, où <text:span text:style-name="T4">HH</text:span> est le nombre hexadécimal qui correspond au caractère remplacé. </text:p>
      <text:p text:style-name="P13">Par défaut Wget remplace les caractères considérés invalides dans les noms de fichiers par le système d'exploitation, ainsi que les caractères de contrôle qui, pour la plupart, ne sont pas affichables. Cette option est utile pour modifier ce comportement par défaut, soit parce que vous souhaitez enregistrer les fichier sur une partition non-native, soit parce que vous souhaitez garder les caractères de contrôle. </text:p>
      <text:p text:style-name="P13">Quand le mode est mis à « unix », Wget remplace le caractère <text:span text:style-name="T5">/</text:span> ainsi que les caractères de contrôle faisant partie des ensembles 0-31 et 128-159. C'est le mode par défaut sur les <text:soft-page-break/>systèmes d'exploitation à la UNIX. </text:p>
      <text:p text:style-name="P13">Quand le mode est mis à « windows », Wget remplace les caractères <text:span text:style-name="T5">\</text:span>, <text:span text:style-name="T5">|</text:span>, <text:span text:style-name="T5">/</text:span>, <text:span text:style-name="T5">:</text:span>, <text:span text:style-name="T5">?</text:span>, <text:span text:style-name="T5">"</text:span>, <text:span text:style-name="T5">*</text:span>, <text:span text:style-name="T5">&lt;</text:span>, <text:span text:style-name="T5">&gt;</text:span> ainsi que les caractères de contrôle faisant partie des ensembles 0-31 et 128-159. En plus de cela, dans le mode windows, Wget utilise <text:span text:style-name="T5">+</text:span> à la place de <text:span text:style-name="T5">:</text:span> pour séparer l'hôte du port dans les noms de fichiers locaux et utilise <text:span text:style-name="T5">@</text:span> à la place de <text:span text:style-name="T5">?</text:span> pour séparer la partie de requête du reste dans le nom de fichier. Ainsi, une <text:span text:style-name="T2">URL</text:span> qui serait sauvegardée sous le nom <text:a xlink:type="simple" xlink:href="http://www.xemacs.org/"><text:span text:style-name="T5">www.xemacs.org</text:span></text:a><text:span text:style-name="T5">:4300/search.pl?input=blah</text:span> en mode unix aurait le nom <text:span text:style-name="T5">www.xemacs.org+4300</text:span><text:span text:style-name="T5">/</text:span><text:a xlink:type="simple" xlink:href="mailto:search.pl@input"><text:span text:style-name="T5">search.pl@input</text:span></text:a><text:span text:style-name="T5">=blah</text:span> en mode windows. Ce mode est celui par défaut sous Windows. </text:p>
      <text:p text:style-name="P13">Si vous ajoutez <text:span text:style-name="T5">,nocontrol</text:span> au mode, comme par exemple <text:span text:style-name="T5">unix,nocontrol</text:span>, le remplacement des caractères de contrôle est désactivé. Il est possible d'indiquer <text:span text:style-name="T5">--restrict-file-names=nocontrol</text:span> pour désactiver le remplacement des caractères de contrôle sans affecter le choix automatique du mode de restriction de caractère en fonction du système d'exploitation. </text:p>
      <text:p text:style-name="Text_20_body"><text:bookmark text:name="lbAI"/>  </text:p>
      <text:h text:style-name="Heading_20_2" text:outline-level="2">Options de répertoires</text:h>
      <text:p text:style-name="P10"><text:bookmark text:name="ixACN"/>-nd</text:p>
      <text:p text:style-name="P10"><text:bookmark text:name="ixACO"/>--no-directories</text:p>
      <text:p text:style-name="List_20_Contents"><text:bookmark text:name="ixACP"/>Ne pas créer la hiérarchie de répertoires lors du téléchargement récursif. Si cette option est activée, tous les fichiers seront sauvegardés dans le répertoire courant, sans écrasement (si un nom apparaît plus d'une fois, les noms de fichiers auront un suffixe numéroté <text:span text:style-name="T5">.n</text:span>). </text:p>
      <text:p text:style-name="P10">-x</text:p>
      <text:p text:style-name="P10"><text:bookmark text:name="ixACQ"/>--force-directories</text:p>
      <text:p text:style-name="List_20_Contents"><text:bookmark text:name="ixACR"/>C'est l'opposé de <text:span text:style-name="T5">-nd</text:span> : créer une hiérarchie de répertoires, même si aucune n'aurait été créée autrement. Par exemple, <text:span text:style-name="T5">wget -x </text:span><text:a xlink:type="simple" xlink:href="http://fly.srk.fer.hr/robots.txt"><text:span text:style-name="T5">http://fly.srk.fer.hr/robots.txt</text:span></text:a> sauvegardera le fichier téléchargé dans le <text:span text:style-name="T1">fly.srk.fer.hr/robots.txt</text:span>. </text:p>
      <text:p text:style-name="P10">-nH</text:p>
      <text:p text:style-name="P10"><text:bookmark text:name="ixACS"/>--no-host-directories</text:p>
      <text:p text:style-name="List_20_Contents"><text:bookmark text:name="ixACT"/>Désactive la génération de la racine des répertoires avec le nom de l'hôte. Par défaut, l'invocation de Wget avec <text:span text:style-name="T5">-r </text:span><text:a xlink:type="simple" xlink:href="http://fly.srk.fer.hr/"><text:span text:style-name="T5">http://fly.srk.fer.hr/</text:span></text:a> créera une hiérarchie de répertoires avec <text:span text:style-name="T1">fly.srk.fer.hr/</text:span> comme racine. Cette option désactive ce comportement. </text:p>
      <text:p text:style-name="List_20_Heading"><text:span text:style-name="T1"/></text:p>
      <text:p text:style-name="List_20_Heading"><text:span text:style-name="T5">-P</text:span> <text:span text:style-name="T1">prefixe</text:span></text:p>
      <text:p text:style-name="List_20_Heading"><text:bookmark text:name="ixACV"/><text:span text:style-name="T5">--directory-prefix=</text:span><text:span text:style-name="T1">prefixe</text:span></text:p>
      <text:p text:style-name="P13"><text:bookmark text:name="ixACW"/>Positionne le préfixe pour les répertoires à <text:span text:style-name="T1">prefixe</text:span>. Le répertoire <text:span text:style-name="T1">prefixe</text:span> est le répertoire où tous les autres fichiers seront sauvegardés, c-a-d le sommet de l'arbre de téléchargement. Par défaut c'est <text:span text:style-name="T5">.</text:span> (le répertoire courant). <text:bookmark text:name="lbAJ"/></text:p>
      <text:h text:style-name="Heading_20_2" text:outline-level="2">Options HTTP</text:h>
      <text:p text:style-name="P10"><text:bookmark text:name="ixACX"/>-E</text:p>
      <text:p text:style-name="P10"><text:bookmark text:name="ixACY"/>--html-extension</text:p>
      <text:p text:style-name="P13"><text:bookmark text:name="ixACZ"/>Si un fichier de type <text:span text:style-name="T5">application/xhtml+xml</text:span> ou <text:span text:style-name="T5">texte/html</text:span> est téléchargé et que l'<text:span text:style-name="T2">URL</text:span> ne se termine par l'expression régulière <text:span text:style-name="T5">\.[Hh][Tt][Mm][Ll]?</text:span>, cette option provoque l'ajout du suffixe <text:span text:style-name="T5">.html</text:span> au nom de fichier local. C'est pratique, si vous êtes en train de répliquer un site distant qui utilise des pages <text:span text:style-name="T5">.asp</text:span>, mais vous voulez que les pages répliques soient visibles sur <text:soft-page-break/>votre serveur Apache. Cette option est aussi très utile lorsque vous téléchargez la sortie de CGI. Une <text:span text:style-name="T2">URL</text:span> comme <text:a xlink:type="simple" xlink:href="http://site.com/article.cgi?25"><text:span text:style-name="T5">http://site.com/article.cgi?25</text:span></text:a> sera sauvegardé sous <text:span text:style-name="T1">article.cgi?25.html</text:span>. </text:p>
      <text:p text:style-name="P13">Remarquez que les noms de fichiers ainsi modifiés seront retéléchargés chaque fois que vous ferez une réplique du site, car Wget ne peut pas savoir que le fichier local <text:span text:style-name="T1">X.html</text:span> correspond à l'<text:span text:style-name="T2">URL</text:span> <text:span text:style-name="T1">X</text:span> distante (puisqu'il ne sait pas encore que l'<text:span text:style-name="T2">URL</text:span> produira une sortie de type <text:span text:style-name="T5">texte/html</text:span> ou <text:span text:style-name="T5">application/xhtml+xml</text:span>. Pour prévenir ce retéléchargement, vous devez utiliser <text:span text:style-name="T5">-k</text:span> et <text:span text:style-name="T5">-K</text:span> aussi la version originale de fichier sera sauvegardée sous le nom <text:span text:style-name="T1">X.orig</text:span>. </text:p>
      <text:p text:style-name="List_20_Heading"/>
      <text:p text:style-name="P10">--ignore-length</text:p>
      <text:p text:style-name="P13"><text:bookmark text:name="ixADL"/>Malheureusement, certains serveurs <text:span text:style-name="T2">HTTP</text:span> (des programmes <text:span text:style-name="T2">CGI</text:span>, pour être plus précis) envoient des en-têtes avec un bogue dans « Content-Length », ce qui fait que Wget se comporte bizarrement et ne pense pas que tout le document a été téléchargé. Vous pouvez détecter ce syndrome si Wget essaye de récupérer le même document encore et encore, disant à chaque fois que la connexion a été fermée au même endroit dans le document. </text:p>
      <text:p text:style-name="P13">Avec cette option, Wget ignorera l'en-tête « Content-Length », s'il est présent. </text:p>
      <text:p text:style-name="List_20_Heading"><text:span text:style-name="T5">--header=</text:span><text:span text:style-name="T1">en-tête-additionel</text:span></text:p>
      <text:p text:style-name="P13"><text:bookmark text:name="ixADM"/>Définit un en-tête additionnel à passer aux serveurs <text:span text:style-name="T2">HTTP</text:span>. L'en-tête doit contenir un « <text:span text:style-name="T5">:</text:span> » précédé par un ou plusieurs caractères non blancs, et ne doit pas contenir de retour à la ligne. </text:p>
      <text:p text:style-name="P13">Vous pouvez définir plus d'un en-tête additionnel en utilisant plusieurs fois l'option <text:span text:style-name="T5">--header</text:span>. </text:p>
      <text:p text:style-name="P5"><text:s text:c="8"/>wget --header='Accept-Charset: iso-8859-2' \</text:p>
      <text:p text:style-name="P5"><text:s text:c="13"/>--header='Accept-Language: hr' <text:s text:c="7"/>\</text:p>
      <text:p text:style-name="P5"><text:s text:c="15"/><text:a xlink:type="simple" xlink:href="http://fly.srk.fer.hr/">http://fly.srk.fer.hr/</text:a></text:p>
      <text:p text:style-name="P6"/>
      <text:p text:style-name="List_20_Contents">La spécification d'une chaîne de caractères vide comme valeur d'en-tête effacera tous les en-têtes prédéfinis par l'utilisateur. </text:p>
      <text:p text:style-name="List_20_Heading"><text:span text:style-name="T5">--proxy-user=</text:span><text:span text:style-name="T1">utilisateur</text:span></text:p>
      <text:p text:style-name="List_20_Heading"><text:bookmark text:name="ixADN"/><text:span text:style-name="T5">--proxy-passwd=</text:span><text:span text:style-name="T1">mot-de-passe</text:span></text:p>
      <text:p text:style-name="P13"><text:bookmark text:name="ixADO"/>Spécifie le nom d'utilisateur <text:span text:style-name="T1">utilisateur</text:span> et le mot de passe <text:span text:style-name="T1">mot-de-passe</text:span> pour l'authentification sur un serveur proxy. Wget les encodera en utilisant le mécanisme d'authentification de <text:span text:style-name="Teletype">base</text:span>. </text:p>
      <text:p text:style-name="P13">Les mêmes considérations sur la sécurité sont valables que pour l'option <text:span text:style-name="T5">--http-passwd</text:span>. </text:p>
      <text:p text:style-name="List_20_Heading"><text:span text:style-name="T5">--referer=</text:span><text:span text:style-name="T1">url</text:span></text:p>
      <text:p text:style-name="List_20_Contents"><text:bookmark text:name="ixADP"/>Inclut « Referer: <text:span text:style-name="T1">url</text:span> » dans la requête <text:span text:style-name="T2">HTTP</text:span>. C'est utile pour récupérer des documents quand le traitement du coté serveur suppose qu'ils sont toujours récupérés par des navigateurs web interactifs et qu'ils ne sont envoyés correctement que lorsque « Referer » est positionné à l'une des pages qui pointent vers eux. </text:p>
      <text:p text:style-name="P10">-s</text:p>
      <text:p text:style-name="P10"><text:bookmark text:name="ixADQ"/>--save-headers</text:p>
      <text:p text:style-name="List_20_Contents"><text:bookmark text:name="ixADR"/>Enregistre les en-têtes envoyés par le serveur <text:span text:style-name="T2">HTTP</text:span> vers le fichier, avant le contenu réel, avec une ligne vide comme séparateur. </text:p>
      <text:p text:style-name="List_20_Heading"><text:span text:style-name="T5">-U</text:span> <text:span text:style-name="T1">agent-string</text:span></text:p>
      <text:p text:style-name="List_20_Heading"><text:bookmark text:name="ixADS"/><text:span text:style-name="T5">--user-agent=</text:span><text:span text:style-name="T1">agent-string</text:span></text:p>
      <text:p text:style-name="P13"><text:bookmark text:name="ixADT"/>S'identifier sous le nom <text:span text:style-name="T1">agent-string</text:span> pour le serveur <text:span text:style-name="T2">HTTP</text:span>. </text:p>
      <text:p text:style-name="P13"><text:soft-page-break/>Le protocole <text:span text:style-name="T2">HTTP</text:span> autorise les clients à s'identifier eux-mêmes en utilisant le champ « User-Agent » dans l'en-tête. Ceci permet de distinguer les logiciels <text:span text:style-name="T2">WWW</text:span>, le plus souvent pour des buts statistiques ou pour tracer des violations de protocole. Wget s'identifie normalement sous le nom <text:span text:style-name="T5">Wget/</text:span><text:span text:style-name="T1">version</text:span>, <text:span text:style-name="T1">version</text:span> étant la numéro de la version courante de Wget. </text:p>
      <text:p text:style-name="P13">Cependant, certains sites sont connus pour imposer une politique de filtrage sur des clients en fonction de « User-Agent ». Si, conceptuellement, ce n'est pas une trop mauvaise idée, ça se traduit souvent par le refus de servir les clients autres que Mozilla ou Microsoft Internet Explorer. Cette option vous permet de falsifier la valeur de « User-Agent » envoyée par Wget. L'utilisation de cette option n'est pas recommandée, à moins que vous ne sachiez vraiment ce que vous êtes en train de faire. </text:p>
      <text:p text:style-name="List_20_Heading"><text:span text:style-name="T5">--post-data=</text:span><text:span text:style-name="T1">chaîne</text:span></text:p>
      <text:p text:style-name="List_20_Heading"><text:bookmark text:name="ixADU"/><text:span text:style-name="T5">--post-file=</text:span><text:span text:style-name="T1">fichier</text:span></text:p>
      <text:p text:style-name="P13"><text:bookmark text:name="ixADV"/>Utilise <text:span text:style-name="T2">POST</text:span> comme méthode pour toutes les requêtes <text:span text:style-name="T2">HTTP</text:span> et envoie les données spécifiées dans le corps de la requête. <text:span text:style-name="Teletype">"--post-data"</text:span> transmet <text:span text:style-name="T1">chaîne</text:span> comme donnée tandis que <text:span text:style-name="Teletype">"--post-file"</text:span> transmet le contenu de <text:span text:style-name="T1">fichier</text:span>. Autrement, les deux commandes sont identiques. </text:p>
      <text:p text:style-name="P13">Veuillez noter que Wget a besoin de connaître la taille des données <text:span text:style-name="T2">POST</text:span> à l'avance. Par conséquent l'argument à <text:span text:style-name="Teletype">"--post-file"</text:span> doit être un fichier normal, une FIFO des entrées telles que <text:span text:style-name="T1">/dev/stdin</text:span> ne fonctionnent pas. Il n'est pas vraiment certain comment cette limitation de <text:span text:style-name="T2">HTTP/1</text:span>.0 peut être contournée. Même si <text:span text:style-name="T2">HTTP/1</text:span>.1 introduit la notion de transferts en <text:span text:style-name="T1">blocs</text:span> qui ne requiert pas de connaître la taille à l'avance, un client ne peut utiliser cette fonction tant qu'il n'est pas sûr que le serveur supporte <text:span text:style-name="T2">HTTP/1</text:span>.1. Malheureusement, il n'est pas possible de le savoir avant que de recevoir la première réponse, ce qui requiert que la requête soit finie... le problème de l'oeuf et de la poule ! </text:p>
      <text:p text:style-name="P13">Remarquez que si Wget est redirigé après l'envoi de la requête <text:span text:style-name="T2">POST</text:span>, il ne transmettra pas les données <text:span text:style-name="T2">POST</text:span> à la nouvelle adresse. Ceci est dû au fait que souvent, les <text:span text:style-name="T2">URL</text:span> qui traitent le <text:span text:style-name="T2">POST</text:span> renvoient une redirection vers une page normale (même si, techniquement, ce n'est pas vraiment autorisé) qui ne désire pas ou ne supporte pas le <text:span text:style-name="T2">POST</text:span>. Il n'est pas encore clair si ce comportement est optimal ; si ça ne marche pas, ça changera. </text:p>
      <text:p text:style-name="P13">L'exemple ci-dessous montre comment s'identifier sur un serveur en utilisant <text:span text:style-name="T2">POST</text:span> puis comment télécharger les pages souhaitées, qui ne sont accessible qu'aux utilisateurs autorisés : </text:p>
      <text:p text:style-name="P5"><text:s text:c="8"/># Identification sur le serveur. Cela peut être fait une seule fois.</text:p>
      <text:p text:style-name="P5"><text:s text:c="8"/>wget --save-cookies cookies.txt \</text:p>
      <text:p text:style-name="P5"><text:s text:c="13"/>--post-data 'user=truc&amp;password=bidule' \</text:p>
      <text:p text:style-name="P5"><text:s text:c="13"/><text:a xlink:type="simple" xlink:href="http://server.com/auth.php">http://server.com/auth.php</text:a></text:p>
      <text:p text:style-name="P6"/>
      <text:p text:style-name="P5"><text:s text:c="8"/># Maintenant on peut récupérer tout ce qui nous intéresse.</text:p>
      <text:p text:style-name="P5"><text:s text:c="8"/>wget --load-cookies cookies.txt \</text:p>
      <text:p text:style-name="P5"><text:s text:c="13"/>-p <text:a xlink:type="simple" xlink:href="http://server.com/interesting/article.php">http://server.com/interesting/article.php</text:a></text:p>
      <text:p text:style-name="P6"/>
      <text:p text:style-name="Text_20_body"><text:bookmark text:name="lbAK"/>  </text:p>
      <text:h text:style-name="Heading_20_2" text:outline-level="2"><text:soft-page-break/>Options FTP</text:h>
      <text:p text:style-name="P10"><text:bookmark text:name="ixADW"/>-nr</text:p>
      <text:p text:style-name="P10"><text:bookmark text:name="ixADX"/>--dont-remove-listing</text:p>
      <text:p text:style-name="P13"><text:bookmark text:name="ixADY"/>Ne pas supprimer les fichiers temporaires <text:span text:style-name="T1">.listing</text:span> générés par les requêtes <text:span text:style-name="T2">FTP</text:span>. Normalement, ces fichiers contiennent la liste brute des répertoires reçus depuis les serveurs <text:span text:style-name="T2">FTP</text:span>. Ne pas les supprimer peut être utile pour le débogage ou pour vérifier facilement le contenu des répertoires distants (par exemple pour vérifier que le miroir que vous êtes en train de consulter est complet). </text:p>
      <text:p text:style-name="P13">Remarquez que, même si Wget écrit dans un nom de fichier connu, ce n'est pas un trou de sécurité dans le scénario où un utilisateur crée un lien symbolique <text:span text:style-name="T1">.listing</text:span> vers <text:span text:style-name="T1">/etc/passwd</text:span> ou quelque chose d'autre et demande à <text:span text:style-name="Teletype">root</text:span> de lancer Wget dans son répertoire. En fonction de l'option utilisée, Wget refusera d'écrire dans <text:span text:style-name="T1">.listing</text:span>, faisant échouer l'opération d'écrasement, ou il supprimera le lien symbolique et le remplacera par le fichier <text:span text:style-name="T1">.listing</text:span>, ou le listing sera écrit dans un fichier <text:span text:style-name="T1">.listing.number</text:span>. </text:p>
      <text:p text:style-name="P13">Même si cette situation n'est pas un problème, <text:span text:style-name="Teletype">root</text:span> ne devrait jamais lancer Wget dans le répertoire d'un utilisateur en qui il n'a pas confiance. Un utilisateur peut faire quelque chose d'aussi simple qu'un lien <text:span text:style-name="T1">index.html</text:span> vers <text:span text:style-name="T1">/etc/passwd</text:span> et demander à <text:span text:style-name="Teletype">root</text:span> de lancer Wget avec <text:span text:style-name="T5">-N</text:span> ou <text:span text:style-name="T5">-r</text:span> aussi le fichier sera remplacé. </text:p>
      <text:p text:style-name="P10">-g on/off</text:p>
      <text:p text:style-name="P10"><text:bookmark text:name="ixADZ"/>--glob=on/off</text:p>
      <text:p text:style-name="P13"><text:bookmark text:name="ixAEA"/>Active/désactive l'englobement <text:span text:style-name="T2">FTP</text:span>. L'englobement signifie que vous pouvez utiliser les caractères génériques comme <text:span text:style-name="T5">*</text:span>, <text:span text:style-name="T5">?</text:span>, <text:span text:style-name="T5">[</text:span> et <text:span text:style-name="T5">]</text:span> pour récupérer plusieurs fichiers d'un même répertoire en une fois. Par exemple : </text:p>
      <text:p text:style-name="P5"><text:s text:c="8"/>wget <text:a xlink:type="simple" xlink:href="ftp://gnjilux.srk.fer.hr/*.msg">ftp://gnjilux.srk.fer.hr/*.msg</text:a></text:p>
      <text:p text:style-name="P6"/>
      <text:p text:style-name="P13">Par défaut, l'englobement est activé si l'<text:span text:style-name="T2">URL</text:span> contient un caractère générique. Cette option permet d'activer ou de désactiver l'englobement de manière permanente. </text:p>
      <text:p text:style-name="P13">Vous pouvez avoir à protéger l'<text:span text:style-name="T2">URL</text:span> avec des guillemets pour empêcher le shell d'interpréter les caractères génériques. L'englobement oblige Wget à regarder un listing de répertoires, qui est dépendant du système. C'est pourquoi, pour le moment ça ne marche qu'avec les serveurs <text:span text:style-name="T2">FTP</text:span> Unix (et ceux qui émulent la sortie du « ls » Unix). </text:p>
      <text:p text:style-name="P10">--passive-ftp</text:p>
      <text:p text:style-name="List_20_Contents"><text:bookmark text:name="ixAEB"/>Utilise le mécanisme de téléchargement <text:span text:style-name="T2">FTP</text:span> <text:span text:style-name="T1">passif</text:span>, dans lequel le client initialise la connexion de données. C'est parfois requis pour accéder à des <text:span text:style-name="T2">FTP</text:span> qui sont derrière des pare-feux. </text:p>
      <text:p text:style-name="P10">--retr-symlinks</text:p>
      <text:p text:style-name="P13"><text:bookmark text:name="ixAEC"/>Habituellement, lors du téléchargement récursif de répertoires FTP, si on rencontre un lien symbolique, le fichier lié n'est pas téléchargé. À la place, on crée un lien symbolique identique sur le système de fichiers local. Le fichier pointé ne sera pas téléchargé, à moins bien sûr que le téléchargement récursif ne le rencontre plus tard. </text:p>
      <text:p text:style-name="P13">Cependant, quand <text:span text:style-name="T5">--retr-symlinks</text:span> est spécifié, les liens symboliques sont suivis et les fichiers désignés sont récupérés. Pour le moment, cette option ne permet pas à Wget de suivre les liens symboliques sur les répertoire pour y poursuivre sa récursion, mais ceci devrait être amélioré dans le futur. </text:p>
      <text:p text:style-name="P13"><text:soft-page-break/>Remarquez que cette option n'a aucun effet pour le téléchargement d'un fichier (et non un répertoire) si celui-ci a été spécifié sur la ligne de commande plutôt que rencontré lors de la récursion. Dans ce cas les liens symboliques sont toujours suivis. </text:p>
      <text:p text:style-name="Text_20_body"><text:bookmark text:name="lbAL"/>  </text:p>
      <text:h text:style-name="Heading_20_2" text:outline-level="2">Options de téléchargement récursif</text:h>
      <text:p text:style-name="P10"><text:bookmark text:name="ixAED"/>-r</text:p>
      <text:p text:style-name="P10"><text:bookmark text:name="ixAEE"/>--recursive</text:p>
      <text:p text:style-name="List_20_Contents"><text:bookmark text:name="ixAEF"/>Active le téléchargement récursif. </text:p>
      <text:p text:style-name="List_20_Heading"><text:span text:style-name="T5">-l</text:span> <text:span text:style-name="T1">profondeur</text:span></text:p>
      <text:p text:style-name="List_20_Heading"><text:bookmark text:name="ixAEG"/><text:span text:style-name="T5">--level=</text:span><text:span text:style-name="T1">profondeur</text:span></text:p>
      <text:p text:style-name="List_20_Contents"><text:bookmark text:name="ixAEH"/>Spécifie la profondeur maximale <text:span text:style-name="T1">profondeur</text:span> pour la récursion. Par défaut la profondeur maximale est 5. </text:p>
      <text:p text:style-name="P10">--delete-after</text:p>
      <text:p text:style-name="P13"><text:bookmark text:name="ixAEI"/>Cette option indique à Wget de détruire tous les fichiers qu'il télécharge, <text:span text:style-name="T1">après</text:span> l'avoir fait. C'est utile pour précharger les pages les plus populaires dans un proxy, par exemple : </text:p>
      <text:p text:style-name="P5"><text:s text:c="8"/>wget -r -nd --delete-after <text:a xlink:type="simple" xlink:href="http://whatever.com/%7Epopular/page/">http://whatever.com/~popular/page/</text:a></text:p>
      <text:p text:style-name="P6"/>
      <text:p text:style-name="P13">L'option <text:span text:style-name="T5">-r</text:span> télécharge récursivement et <text:span text:style-name="T5">-nd</text:span> ne crée pas de répertoires. </text:p>
      <text:p text:style-name="P13">Remarquez que <text:span text:style-name="T5">--delete-after</text:span> efface les fichiers sur la machine locale. Ça n'a rien à voir avec la commande <text:span text:style-name="T4">DELE</text:span> des serveurs <text:span text:style-name="T2">FTP</text:span>. Remarquez aussi que si <text:span text:style-name="T5">--delete-after</text:span> est spécifié, <text:span text:style-name="T5">--convert-links</text:span> est ignoré, et donc les fichiers <text:span text:style-name="T5">.orig</text:span> ne sont pas crées. </text:p>
      <text:p text:style-name="P10">-k</text:p>
      <text:p text:style-name="P10"><text:bookmark text:name="ixAEJ"/>--convert-links</text:p>
      <text:p text:style-name="P13"><text:bookmark text:name="ixAEK"/>Une fois que le téléchargement est terminé, convertit les liens du document pour qu'il soit consultable en local. Ceci affecte non seulement les liens hypertextes, mais aussi toute partie du document qui lie un contenu extérieur, comme les images, les liens vers les feuilles de style, les hyperliens vers du contenu non-HTML, etc. </text:p>
      <text:p text:style-name="P13">Chaque lien sera modifié de l'une des deux façons suivantes : </text:p>
      <text:p text:style-name="P11">.</text:p>
      <text:p text:style-name="P15">Les liens vers les fichiers qui ont été téléchargés par wget seront transformés en liens relatifs. </text:p>
      <text:p text:style-name="P15">Exemple : si le fichier téléchargé <text:span text:style-name="T1">/toto/doc.html</text:span> a un lien vers <text:span text:style-name="T1">/titi/image.gif</text:span>, aussi téléchargé, alors le lien dans <text:span text:style-name="T1">doc.html</text:span> sera modifié pour pointer vers <text:span text:style-name="T5">../titi/image.gif</text:span>. Ce type de transformation fonctionne très bien quelle que soit la combinaison de répertoires. </text:p>
      <text:p text:style-name="P11">.</text:p>
      <text:p text:style-name="P15">Les liens vers les fichiers qui n'ont pas été téléchargés par Wget seront modifiés pour inclure le nom d'hôte et le chemin absolu vers la destination. </text:p>
      <text:p text:style-name="P15">Exemple : si le fichier téléchargé <text:span text:style-name="T1">/toto/doc.html</text:span> a un lien vers <text:span text:style-name="T1">/titi/image.gif</text:span> (ou vers <text:span text:style-name="T1">../titi/image.gif</text:span>), alors le lien dans <text:span text:style-name="T1">doc.html</text:span> sera modifié pour pointé vers <text:soft-page-break/><text:a xlink:type="simple" xlink:href="http://nom-d-hote/titi/image.gif"><text:span text:style-name="T1">http://nom-d-hote/titi/image.gif</text:span></text:a>. </text:p>
      <text:p text:style-name="P16">Grâce à ceci, la navigation locale fonctionne bien : si un fichier lié a été téléchargé, le lien désigne son nom local ; sinon, le lien désigne son nom Internet complet plutôt qu'un lien brisé. Le fait que les anciens liens soient convertis en liens relatifs vous permet de déplacer ailleurs les hiérarchies téléchargées. </text:p>
      <text:p text:style-name="P16">Remarquez que Wget ne peut pas savoir avant la fin du téléchargement quels seront les liens téléchargés. C'est pourquoi le travail accompli par <text:span text:style-name="T5">-k</text:span> n'a lieu qu'après la fin de tous les téléchargements. </text:p>
      <text:p text:style-name="P10">-K</text:p>
      <text:p text:style-name="P10"><text:bookmark text:name="ixAEL"/>--backup-converted</text:p>
      <text:p text:style-name="List_20_Contents"><text:bookmark text:name="ixAEM"/>Lors de la conversion d'un fichier, sauvegarde le fichier original avec le suffixe <text:span text:style-name="T5">.orig</text:span>. Ceci affecte le comportement de <text:span text:style-name="T5">-N</text:span>. </text:p>
      <text:p text:style-name="P10">-m</text:p>
      <text:p text:style-name="P10"><text:bookmark text:name="ixAEN"/>--mirror</text:p>
      <text:p text:style-name="List_20_Contents"><text:bookmark text:name="ixAEO"/>Active toutes les options convenables pour faire un miroir. Cette option active la récursion, l'estampille temporelle, positionne la profondeur de récursion maximale à +infini et conserve le listing des répertoires <text:span text:style-name="T2">FTP</text:span>. Actuellement c'est équivalent à <text:span text:style-name="T5">-r -N -l inf -nr</text:span>. </text:p>
      <text:p text:style-name="P10">-p</text:p>
      <text:p text:style-name="P10"><text:bookmark text:name="ixAEP"/>--page-requisites</text:p>
      <text:p text:style-name="P13"><text:bookmark text:name="ixAEQ"/>Cette option oblige Wget à télécharger tous les fichiers nécessaires à l'affichage convenable d'une page <text:span text:style-name="T2">HTML</text:span> donnée. Notamment les images, sons et feuilles de styles référencées. </text:p>
      <text:p text:style-name="P13">Ordinairement, lors du téléchargement d'une unique page <text:span text:style-name="T2">HTML</text:span>, les documents requis pour l'afficher proprement ne sont pas téléchargés. L'utilisation de <text:span text:style-name="T5">-r</text:span> et <text:span text:style-name="T5">-l</text:span> peut aider, mais puisque Wget ne fait pas d'ordinaire la distinction entre les documents externes et internes, on se retrouve parfois avec des « documents feuilles » qui n'ont pas leurs prérequis. </text:p>
      <text:p text:style-name="P13">Par exemple, si le document <text:span text:style-name="T1">1.html</text:span> contient une balise <text:span text:style-name="Teletype">"&lt;IMG&gt;"</text:span> référençant <text:span text:style-name="T1">1.gif</text:span> et une balise <text:span text:style-name="Teletype">"&lt;A&gt;"</text:span> pointant vers un document externe <text:span text:style-name="T1">2.html</text:span>. Et si <text:span text:style-name="T1">2.html</text:span> est similaire mais que son image est <text:span text:style-name="T1">2.gif</text:span> et qu'il a un lien vers <text:span text:style-name="T1">3.html</text:span>. On peut aller loin comme ça. </text:p>
      <text:p text:style-name="P13">Si on exécute la commande </text:p>
      <text:p text:style-name="P5"><text:s text:c="8"/>wget -r -l 2 http://&lt;site&gt;/1.html</text:p>
      <text:p text:style-name="P6"/>
      <text:p text:style-name="P13">alors <text:span text:style-name="T1">1.html</text:span>, <text:span text:style-name="T1">1.gif</text:span>, <text:span text:style-name="T1">2.html</text:span>, <text:span text:style-name="T1">2.gif</text:span> et <text:span text:style-name="T1">3.html</text:span> seront téléchargés. Comme vous pouvez le constater, <text:span text:style-name="T1">3.html</text:span> n'aura pas sa dépendance <text:span text:style-name="T1">3.gif</text:span> parce Wget compte simplement le nombre de sauts (ici jusqu'à 2) depuis <text:span text:style-name="T1">1.html</text:span> dans le but de déterminer où il doit arrêter la récursion. Cependant, avec cette commande : </text:p>
      <text:p text:style-name="P5"><text:s text:c="8"/>wget -r -l 2 -p http://&lt;site&gt;/1.html</text:p>
      <text:p text:style-name="P6"/>
      <text:p text:style-name="P13">tous les fichiers ci-dessus <text:span text:style-name="T1">et</text:span> la dépendance <text:span text:style-name="T1">3.gif</text:span> de <text:span text:style-name="T1">3.html</text:span> seront télécharchés. Similairement, </text:p>
      <text:p text:style-name="P5"><text:s text:c="8"/>wget -r -l 1 -p http://&lt;site&gt;/1.html</text:p>
      <text:p text:style-name="P6"/>
      <text:p text:style-name="P13">provoquera le téléchargement de <text:span text:style-name="T1">1.html</text:span>, <text:span text:style-name="T1">1.gif</text:span>, <text:span text:style-name="T1">2.html</text:span>, et de <text:span text:style-name="T1">2.gif</text:span>. On pourrait croire que : </text:p>
      <text:p text:style-name="P5"><text:soft-page-break/><text:s text:c="8"/>wget -r -l 0 -p http://&lt;site&gt;/1.html</text:p>
      <text:p text:style-name="P6"/>
      <text:p text:style-name="P13">ne téléchargera que <text:span text:style-name="T1">1.html</text:span> et <text:span text:style-name="T1">1.gif</text:span>, mais malheureusement ce n'est pas le cas car <text:span text:style-name="T5">-l 0</text:span> est équivalent à <text:span text:style-name="T5">-l inf</text:span>, la récursion infinie. Pour télécharger une unique page <text:span text:style-name="T2">HTML</text:span> (ou une poignée d'entre elles, toutes spécifiées sur la ligne de commande, ou dans un fichier d'entrée <text:span text:style-name="T5">-i</text:span> <text:span text:style-name="T2">URL</text:span> ) et leurs dépendances, laissez simplement de coté <text:span text:style-name="T5">-r</text:span> et <text:span text:style-name="T5">-l</text:span> : </text:p>
      <text:p text:style-name="P5"><text:s text:c="8"/>wget -p http://&lt;site&gt;/1.html</text:p>
      <text:p text:style-name="P6"/>
      <text:p text:style-name="P13">Remarquez que Wget se comportera comme si <text:span text:style-name="T5">-r</text:span> avait été spécifié, mais une seule page sera téléchargée, avec ses dépendances. Les liens de cette page vers des documents externes ne seront pas suivis. En réalité, pour télécharger une page unique avec ses dépendances, (même si celles-ci sont sur d'autres sites) et être sûr que tout s'affichera correctement en local, l'auteur utilise conjointement d'autres options : </text:p>
      <text:p text:style-name="P5"><text:s text:c="8"/>wget -E -H -k -K -p http://&lt;site&gt;/&lt;document&gt;</text:p>
      <text:p text:style-name="P6"/>
      <text:p text:style-name="P13">Pour clore ce sujet, ça vaut la peine de connaître l'idée que se fait Wget d'un lien vers un document externe : c'est toute <text:span text:style-name="T2">URL</text:span> spécifiée dans une balise <text:span text:style-name="Teletype">"&lt;A&gt;"</text:span>, <text:span text:style-name="Teletype">"&lt;AREA&gt;"</text:span>, ou <text:span text:style-name="Teletype">"&lt;LINK&gt;"</text:span> autre que <text:span text:style-name="Teletype">"&lt;LINK REL="stylesheet"&gt;"</text:span>. </text:p>
      <text:p text:style-name="P10">--strict-comments</text:p>
      <text:p text:style-name="P13"><text:bookmark text:name="ixAER"/>Active l'analyse syntaxique stricte des commentaires <text:span text:style-name="T2">HTML</text:span>. Par défaut la première occurrence de <text:span text:style-name="T5">--&gt;</text:span> est considérée comme la fin du commentaire. </text:p>
      <text:p text:style-name="P13">D'après les spécifications, les commentaires <text:span text:style-name="T2">HTML</text:span> sont représentés comme les déclarations <text:span text:style-name="T2">SGML</text:span>. Une déclaration est une balise spéciale qui commence par <text:span text:style-name="T5">&lt;!</text:span> et se termine par <text:span text:style-name="T5">&gt;</text:span>, tel que <text:span text:style-name="T5">&lt;!DOCTYPE ...&gt;</text:span>. Elles peuvent contenir des commentaires qui sont alors délimités du reste par une paire de <text:span text:style-name="T5">--</text:span>. Les commentaires <text:span text:style-name="T2">HTML</text:span> sont des « déclarations vides », des déclarations <text:span text:style-name="T2">SGML</text:span> qui ne contiennent que des commentaires. Par conséquent <text:span text:style-name="T5">&lt;!--truc---&gt;</text:span> est un commentaire valide, de même que <text:span text:style-name="T5">&lt;!--un--- --deux---&gt;</text:span> mais pas <text:span text:style-name="T5">&lt;!--1--2--&gt;</text:span>. </text:p>
      <text:p text:style-name="P13">D'un autre coté, la plupart des auteurs <text:span text:style-name="T2">HTML</text:span> ne perçoivent les commentaires que comme du texte délimité par <text:span text:style-name="T5">&lt;!--</text:span> et <text:span text:style-name="T5">--&gt;</text:span>, ce qui est légèrement différent. Par exemple, quelque chose comme <text:span text:style-name="T5">&lt;!------------&gt;</text:span> n'est un commentaire valide que s'il y a un nombre de tirets multiple de quatre ! Sinon, techniquement, le commentaire ne s'arrête qu'au prochain <text:span text:style-name="T5">--</text:span>, qui peut être situé à l'autre bout du document. À cause de cela, la plupart des navigateurs Web ignorent complètement la spécification et implantent la définition plus intuitive qu'un commentaire est délimité par <text:span text:style-name="T5">&lt;!--</text:span> et <text:span text:style-name="T5">--&gt;</text:span>. </text:p>
      <text:p text:style-name="P13">Jusqu'à la version 1.9 Wget interprétait les commentaires de manière stricte, ce qui provoquait parfois la disparition de certain liens dans des pages qui s'affichent correctement dans les navigateurs mais qui ont la malchance de contenir des commentaires non valides. Depuis la version 1.9, Wget a rejoint le cercle des clients qui implantent des commentaires « intuitifs », considérant la première occurrence de <text:span text:style-name="T5">--&gt;</text:span> comme la fin d'un commentaire. </text:p>
      <text:p text:style-name="P13">Si, pour une raison quelconque, vous souhaitez une analyse syntaxique stricte, utilisez cette option. </text:p>
      <text:p text:style-name="Text_20_body"><text:bookmark text:name="lbAM"/>  </text:p>
      <text:h text:style-name="Heading_20_2" text:outline-level="2"><text:soft-page-break/>Options récursives d'acceptation et de rejet</text:h>
      <text:p text:style-name="List_20_Heading"><text:bookmark text:name="ixAES"/><text:span text:style-name="T5">-A</text:span> <text:span text:style-name="T1">accliste</text:span> <text:span text:style-name="T5">--accept</text:span> <text:span text:style-name="T1">accliste</text:span></text:p>
      <text:p text:style-name="List_20_Heading"><text:bookmark text:name="ixAET"/><text:span text:style-name="T5">-R</text:span> <text:span text:style-name="T1">rejliste</text:span> <text:span text:style-name="T5">--reject</text:span> <text:span text:style-name="T1">rejliste</text:span></text:p>
      <text:p text:style-name="List_20_Contents"><text:bookmark text:name="ixAEU"/>spécifie la liste (avec la virgule comme séparateur) des suffixes ou modèles de noms de fichiers qui doivent être acceptés ou rejetés. </text:p>
      <text:p text:style-name="List_20_Heading"><text:span text:style-name="T5">-D</text:span> <text:span text:style-name="T1">liste-domaines</text:span></text:p>
      <text:p text:style-name="List_20_Heading"><text:bookmark text:name="ixAEV"/><text:span text:style-name="T5">--domains=</text:span><text:span text:style-name="T1">liste-domaines</text:span></text:p>
      <text:p text:style-name="List_20_Contents"><text:bookmark text:name="ixAEW"/>Indiques les noms de domaine qui peuvent être suivis. <text:span text:style-name="T1">liste-domaines</text:span> est une liste avec la virgule comme séparateur. Remarquez que ça <text:span text:style-name="T1">n'</text:span>active <text:span text:style-name="T1">pas</text:span> <text:span text:style-name="T5">-H</text:span>. </text:p>
      <text:p text:style-name="List_20_Heading"><text:span text:style-name="T5">--exclude-domains</text:span> <text:span text:style-name="T1">liste-domaines</text:span></text:p>
      <text:p text:style-name="List_20_Contents"><text:bookmark text:name="ixAEX"/>Exclut les domaines contenus dans la liste <text:span text:style-name="T1">liste-domaines</text:span> des liens à suivre. </text:p>
      <text:p text:style-name="P10">--follow-ftp</text:p>
      <text:p text:style-name="List_20_Contents"><text:bookmark text:name="ixAEY"/>Suit les liens <text:span text:style-name="T2">FTP</text:span> depuis les documents <text:span text:style-name="T2">HTML</text:span>. Sans cette option, Wget ignorera tous les liens <text:span text:style-name="T2">FTP</text:span>. </text:p>
      <text:p text:style-name="List_20_Heading"><text:span text:style-name="T5">--follow-tags=</text:span><text:span text:style-name="T1">liste</text:span></text:p>
      <text:p text:style-name="List_20_Contents"><text:bookmark text:name="ixAEZ"/>Wget a une table interne de balises <text:span text:style-name="T2">HTML</text:span> qu'il considère lorsqu'il examine les documents liés durant un téléchargement récursif. Si un utilisateur veut se limiter à un sous-ensemble de ces balises, celui-ci peut les spécifier à l'aide de cette option dans <text:span text:style-name="T1">liste</text:span>, avec la virgule comme séparateur. </text:p>
      <text:p text:style-name="List_20_Heading"><text:span text:style-name="T5">-G</text:span> <text:span text:style-name="T1">liste</text:span></text:p>
      <text:p text:style-name="List_20_Heading"><text:bookmark text:name="ixAFA"/><text:span text:style-name="T5">--ignore-tags=</text:span><text:span text:style-name="T1">liste</text:span></text:p>
      <text:p text:style-name="P13"><text:bookmark text:name="ixAFB"/>C'est l'opposé de l'option <text:span text:style-name="T5">--follow-tags</text:span> option. Pour laisser de côté certaines balises <text:span text:style-name="T2">HTML</text:span> lors du téléchargement récursif, spécifier les dans une liste avec la virgule comme séparateur. </text:p>
      <text:p text:style-name="P13">Dans le passé, l'option <text:span text:style-name="T5">-G</text:span> était la meilleure pour télécharger une page avec ses dépendances, en utilisant une ligne de commande comme : </text:p>
      <text:p text:style-name="P5"><text:s text:c="8"/>wget -Ga,area -H -k -K -r http://&lt;site&gt;/&lt;document&gt;</text:p>
      <text:p text:style-name="P6"/>
      <text:p text:style-name="List_20_Contents">Cependant, l'auteur de cette option a trouvé des pages avec des balises comme <text:span text:style-name="Teletype">&lt;LINK REL="home" HREF="/"&gt;</text:span> et il réalisa que l'option <text:span text:style-name="T5">-G</text:span> n'était pas suffisante. On ne peut pas non plus dire à Wget d'ignorer <text:span text:style-name="Teletype">&lt;LINK&gt;</text:span>, sinon les feuilles de style ne seront pas téléchargées. Maintenant, pour télécharger une page unique avec ses dépendances, il y a l'option dédiée <text:span text:style-name="T5">--page-requisites</text:span>. </text:p>
      <text:p text:style-name="P10">-H</text:p>
      <text:p text:style-name="P10"><text:bookmark text:name="ixAFC"/>--span-hosts</text:p>
      <text:p text:style-name="List_20_Contents"><text:bookmark text:name="ixAFD"/>Autorise le changement d'hôtes lors d'un téléchargement récursif. </text:p>
      <text:p text:style-name="P10">-L</text:p>
      <text:p text:style-name="P10"><text:bookmark text:name="ixAFE"/>--relative</text:p>
      <text:p text:style-name="List_20_Contents"><text:bookmark text:name="ixAFF"/>Ne suivre que les liens relatifs. C'est utile pour récupérer une page web sans être distrait, même par celles qui sont sur le même hôte. </text:p>
      <text:p text:style-name="List_20_Heading"><text:span text:style-name="T5">-I</text:span> <text:span text:style-name="T1">liste</text:span></text:p>
      <text:p text:style-name="List_20_Heading"><text:bookmark text:name="ixAFG"/><text:span text:style-name="T5">--include-directories=</text:span><text:span text:style-name="T1">liste</text:span></text:p>
      <text:p text:style-name="List_20_Contents"><text:bookmark text:name="ixAFH"/>Spécifie une liste de répertoires séparés par des virgules que vous voulez suivre lors du téléchargement. Les éléments de <text:span text:style-name="T1">liste</text:span> peuvent contenir des caractères génériques. </text:p>
      <text:p text:style-name="List_20_Heading"><text:span text:style-name="T5">-X</text:span> <text:span text:style-name="T1">liste</text:span></text:p>
      <text:p text:style-name="List_20_Heading"><text:bookmark text:name="ixAFI"/><text:span text:style-name="T5">--exclude-directories=</text:span><text:span text:style-name="T1">liste</text:span></text:p>
      <text:p text:style-name="List_20_Contents"><text:bookmark text:name="ixAFJ"/>Spécifie une liste de répertoires séparés par des virgules que vous voulez exclure du téléchargement. Les éléments de <text:span text:style-name="T1">liste</text:span> peuvent contenir des caractères génériques. </text:p>
      <text:p text:style-name="P10">-np</text:p>
      <text:p text:style-name="P10"><text:bookmark text:name="ixAFK"/>--no-parent</text:p>
      <text:p text:style-name="P13"><text:bookmark text:name="ixAFL"/><text:soft-page-break/>Ne pas remonter dans les répertoires parents. C'est une option utile, puisqu'elle garantit que seuls les fichiers <text:span text:style-name="T1">en dessous</text:span> d'une certaine hiérarchie seront téléchargés. </text:p>
      <text:p text:style-name="Text_20_body"><text:bookmark text:name="lbAN"/>  </text:p>
      <text:h text:style-name="Heading_20_2" text:outline-level="2">EXEMPLES</text:h>
      <text:p text:style-name="Text_20_body"><text:bookmark text:name="ixAFM"/>Les exemples sont regroupés en trois sections en fonction de leur complexité. <text:bookmark text:name="lbAO"/>  </text:p>
      <text:h text:style-name="Heading_20_2" text:outline-level="2">Utilisation simple</text:h>
      <text:p text:style-name="List_20_Heading"><text:bookmark text:name="ixAFN"/>.</text:p>
      <text:p text:style-name="P13">Si vous voulez juste télécharger une <text:span text:style-name="T2">URL</text:span>. Tapez juste : </text:p>
      <text:p text:style-name="P5"><text:s text:c="8"/>wget <text:a xlink:type="simple" xlink:href="http://fly.srk.fer.hr/">http://fly.srk.fer.hr/</text:a></text:p>
      <text:p text:style-name="P6"/>
      <text:p text:style-name="List_20_Heading">.</text:p>
      <text:p text:style-name="P13">Mais que se passera-t-il si la connexion est lente et le fichier gros ? La connexion sera probablement interrompue avant que l'intégralité du fichier ne soit rapatriée. Dans ce cas, Wget essayera de re-télécharger le fichier jusqu'à ce qu'il y arrive ou qu'il dépasse le nombre de tentatives par défaut (c'est-à-dire 20). Il est facile de changer le nombre de tentatives par 45, pour s'assurer que l'intégralité du fichier arrivera : </text:p>
      <text:p text:style-name="P5"><text:s text:c="8"/>wget --tries=45 <text:a xlink:type="simple" xlink:href="http://fly.srk.fer.hr/jpg/flyweb.jpg">http://fly.srk.fer.hr/jpg/flyweb.jpg</text:a></text:p>
      <text:p text:style-name="P6"/>
      <text:p text:style-name="List_20_Heading">.</text:p>
      <text:p text:style-name="P13">Maintenant laissons Wget travailler en arrière-plan, et écrire sa progression dans le fichier de log. C'est fatigant de taper <text:span text:style-name="T5">--tries</text:span>, aussi nous utiliserons <text:span text:style-name="T5">-t</text:span>. </text:p>
      <text:p text:style-name="P5"><text:s text:c="8"/>wget -t 45 -o log <text:a xlink:type="simple" xlink:href="http://fly.srk.fer.hr/jpg/flyweb.jpg">http://fly.srk.fer.hr/jpg/flyweb.jpg</text:a> &amp;</text:p>
      <text:p text:style-name="P6"/>
      <text:p text:style-name="List_20_Contents">L'esperluette à la fin de la ligne envoie Wget à l'arrière plan. Pour avoir un nombre infini de tentatives, utilisez <text:span text:style-name="T5">-t inf</text:span>. </text:p>
      <text:p text:style-name="List_20_Heading">.</text:p>
      <text:p text:style-name="P13">L'usage du <text:span text:style-name="T2">FTP</text:span> est aussi simple. Wget tiendra compte du login et du mot de passe. </text:p>
      <text:p text:style-name="P5"><text:s text:c="8"/>wget <text:a xlink:type="simple" xlink:href="ftp://gnjilux.srk.fer.hr/welcome.msg">ftp://gnjilux.srk.fer.hr/welcome.msg</text:a></text:p>
      <text:p text:style-name="P6"/>
      <text:p text:style-name="List_20_Heading">.</text:p>
      <text:p text:style-name="P13">Si vous spécifiez un répertoire, Wget téléchargera l'inventaire du répertoire et le transformera en document <text:span text:style-name="T2">HTML</text:span>. Essayez : </text:p>
      <text:p text:style-name="P5"><text:s text:c="8"/>wget <text:a xlink:type="simple" xlink:href="ftp://prep.ai.mit.edu/pub/gnu/">ftp://prep.ai.mit.edu/pub/gnu/</text:a></text:p>
      <text:p text:style-name="P5"><text:s text:c="8"/>links index.html</text:p>
      <text:p text:style-name="P6"/>
      <text:p text:style-name="Text_20_body"><text:bookmark text:name="lbAP"/>  </text:p>
      <text:h text:style-name="Heading_20_2" text:outline-level="2"><text:soft-page-break/>Utilisation avancée</text:h>
      <text:p text:style-name="List_20_Heading"><text:bookmark text:name="ixAFO"/>.</text:p>
      <text:p text:style-name="P13">Vous avez un fichier qui contient les URL que vous voulez télécharger, utiliser l'option <text:span text:style-name="T5">-i</text:span> : </text:p>
      <text:p text:style-name="P5"><text:s text:c="8"/>wget -i &lt;file&gt;</text:p>
      <text:p text:style-name="P6"/>
      <text:p text:style-name="List_20_Contents">Si vous spécifiez « <text:span text:style-name="T5">-</text:span> » comme nom de fichier, les URL seront lues depuis l'entrée standard. </text:p>
      <text:p text:style-name="List_20_Heading">.</text:p>
      <text:p text:style-name="P13">Créer une image miroir de profondeur 5 du site web de <text:span text:style-name="T2">GNU</text:span>, avec la même structure de répertoire que l'original, avec un seul essai par document, et en sauvegardant le log des activités dans <text:span text:style-name="T1">gnulog</text:span> : </text:p>
      <text:p text:style-name="P5"><text:s text:c="8"/>wget -r <text:a xlink:type="simple" xlink:href="http://www.gnu.org/">http://www.gnu.org/</text:a> -o gnulog</text:p>
      <text:p text:style-name="P6"/>
      <text:p text:style-name="List_20_Heading">.</text:p>
      <text:p text:style-name="P13">Même chose que ci-dessus mais en convertissant les liens dans les fichiers <text:span text:style-name="T2">HTML</text:span> pour pointer vers des fichiers locaux, pour que vous puissiez les consulter hors-ligne : </text:p>
      <text:p text:style-name="P5"><text:s text:c="8"/>wget --convert-links -r <text:a xlink:type="simple" xlink:href="http://www.gnu.org/">http://www.gnu.org/</text:a> -o gnulog</text:p>
      <text:p text:style-name="P6"/>
      <text:p text:style-name="List_20_Heading">.</text:p>
      <text:p text:style-name="P13">Télécharger une seule page <text:span text:style-name="T2">HTML</text:span>, mais en étant sûr que tous les éléments nécessaires à son affichage, tels que les images incluses et les feuilles de styles externes seront aussi téléchargées. Et s'assurer aussi que la page téléchargée référence les liens téléchargés. </text:p>
      <text:p text:style-name="P5"><text:s text:c="8"/>wget -p --convert-links <text:a xlink:type="simple" xlink:href="http://www.server.com/dir/page.html">http://www.server.com/dir/page.html</text:a></text:p>
      <text:p text:style-name="P6"/>
      <text:p text:style-name="List_20_Contents">La page <text:span text:style-name="T2">HTML</text:span> sera sauvegardé dans <text:a xlink:type="simple" xlink:href="http://www.server.com/"><text:span text:style-name="T1">www.server.com</text:span></text:a><text:span text:style-name="T1">/dir/page.html</text:span>, et les images, feuilles de styles, etc, quelque part dans <text:a xlink:type="simple" xlink:href="http://www.server.com/"><text:span text:style-name="T1">www.server.com</text:span></text:a><text:span text:style-name="T1">/</text:span>, en fonction de l'endroit où elles étaient sur le serveur distant. </text:p>
      <text:p text:style-name="List_20_Heading">.</text:p>
      <text:p text:style-name="P13">Même chose que ci-dessus, mais sans créer le répertoire <text:a xlink:type="simple" xlink:href="http://www.server.com/"><text:span text:style-name="T1">www.server.com</text:span></text:a><text:span text:style-name="T1">/</text:span>. En fait, je ne veux pas de tous ces noms de répertoires aléatoires du serveur, je veux juste sauvegarder <text:span text:style-name="T1">tous</text:span> les fichiers dans le sous-répertoire <text:span text:style-name="T1">download/</text:span> du répertoire courant. </text:p>
      <text:p text:style-name="P5"><text:s text:c="8"/>wget -p --convert-links -nH -nd -Pdownload \</text:p>
      <text:p text:style-name="P5"><text:s text:c="13"/><text:a xlink:type="simple" xlink:href="http://www.server.com/dir/page.html">http://www.server.com/dir/page.html</text:a></text:p>
      <text:p text:style-name="P6"/>
      <text:p text:style-name="List_20_Heading">.</text:p>
      <text:p text:style-name="P13">Télécharger le fichier index.html de <text:a xlink:type="simple" xlink:href="http://www.linuxfr.org/"><text:span text:style-name="T5">www.linuxfr.org</text:span></text:a>, en affichant les en-têtes originaux du serveur : </text:p>
      <text:p text:style-name="P5"><text:s text:c="8"/>wget -S <text:a xlink:type="simple" xlink:href="http://www.linuxfr.org/">http://www.linuxfr.org/</text:a></text:p>
      <text:p text:style-name="P6"/>
      <text:p text:style-name="List_20_Heading">.</text:p>
      <text:p text:style-name="P13">Enregistrer les en-têtes du serveur, peut-être pour un traitement ultérieur. </text:p>
      <text:p text:style-name="P5"><text:soft-page-break/><text:s text:c="8"/>wget -s <text:a xlink:type="simple" xlink:href="http://www.linuxfr.org/">http://www.linuxfr.org/</text:a></text:p>
      <text:p text:style-name="P5"><text:s text:c="8"/>more index.html</text:p>
      <text:p text:style-name="P6"/>
      <text:p text:style-name="List_20_Heading">.</text:p>
      <text:p text:style-name="P13">Télécharger les deux premiers niveaux de <text:span text:style-name="T5">wuarchive.wustl.edu</text:span>, et les mettre dans <text:span text:style-name="T1">/tmp</text:span>. </text:p>
      <text:p text:style-name="P5"><text:s text:c="8"/>wget -r -l2 -P/tmp <text:a xlink:type="simple" xlink:href="ftp://wuarchive.wustl.edu/">ftp://wuarchive.wustl.edu/</text:a></text:p>
      <text:p text:style-name="P6"/>
      <text:p text:style-name="List_20_Heading">.</text:p>
      <text:p text:style-name="P13">Vous voulez télécharger tous les images GIF d'un répertoire depuis un serveur <text:span text:style-name="T2">HTTP</text:span>. Vous avez essayé <text:span text:style-name="T5">wget </text:span><text:a xlink:type="simple" xlink:href="http://www.server.com/dir/*.gif"><text:span text:style-name="T5">http://www.server.com/dir/*.gif</text:span></text:a>, mais ça ne fonctionne pas car le téléchargement <text:span text:style-name="T2">HTTP</text:span> ne gère pas l'expansion de nom. Dans ce cas, utilisez : </text:p>
      <text:p text:style-name="P5"><text:s text:c="8"/>wget -r -l1 --no-parent -A.gif <text:a xlink:type="simple" xlink:href="http://www.server.com/dir/">http://www.server.com/dir/</text:a></text:p>
      <text:p text:style-name="P6"/>
      <text:p text:style-name="List_20_Contents">Explication : <text:span text:style-name="T5">-r -l1</text:span> signifie téléchargement récursif, jusqu'à la profondeur 1. <text:span text:style-name="T5">--no-parent</text:span> signifie que les références au répertoire parent sont ignorées et <text:span text:style-name="T5">-A.gif</text:span> signifie de ne télécharger que les fichiers <text:span text:style-name="T2">GIF</text:span>. <text:span text:style-name="T5">-A "*.gif"</text:span> marche aussi. </text:p>
      <text:p text:style-name="List_20_Heading">.</text:p>
      <text:p text:style-name="P13">Supposons que vous étiez au milieu d'un téléchargement, et que Wget a été interrompu. Maintenant vous voulez remplacer les fichiers déjà présents Ce sera : </text:p>
      <text:p text:style-name="P5"><text:s text:c="8"/>wget -nc -r <text:a xlink:type="simple" xlink:href="http://www.gnu.org/">http://www.gnu.org/</text:a></text:p>
      <text:p text:style-name="P6"/>
      <text:p text:style-name="List_20_Heading">.</text:p>
      <text:p text:style-name="P13">Si vous voulez encoder votre nom d'utilisateur et votre mot de passe pour <text:span text:style-name="T2">HTTP</text:span> ou <text:span text:style-name="T2">FTP</text:span>, utilisez la syntaxe URL appropriée : </text:p>
      <text:p text:style-name="P5"><text:s text:c="8"/>wget <text:a xlink:type="simple" xlink:href="ftp://mon_nom:mot_de_passe@unix.server.com/.emacs">ftp://mon_nom:mot_de_passe@unix.server.com/.emacs</text:a></text:p>
      <text:p text:style-name="P6"/>
      <text:p text:style-name="List_20_Heading">.</text:p>
      <text:p text:style-name="P13">Vous voulez rediriger la sortie des documents sur la sortie standard au lieu des fichiers : </text:p>
      <text:p text:style-name="P5"><text:s text:c="8"/>wget -O - <text:a xlink:type="simple" xlink:href="http://jagor.srce.hr/">http://jagor.srce.hr/</text:a> <text:a xlink:type="simple" xlink:href="http://www.srce.hr/">http://www.srce.hr/</text:a></text:p>
      <text:p text:style-name="P6"/>
      <text:p text:style-name="P13">Vous pouvez aussi combiner les deux options et fabriquer des pipelines pour télécharger des documents référencé par un autre site. </text:p>
      <text:p text:style-name="P5"><text:s text:c="8"/>wget -O - <text:a xlink:type="simple" xlink:href="http://cool.list.com/">http://cool.list.com/</text:a> | wget --force-html -i -</text:p>
      <text:p text:style-name="P6"/>
      <text:p text:style-name="Text_20_body"><text:bookmark text:name="lbAQ"/>  </text:p>
      <text:h text:style-name="Heading_20_2" text:outline-level="2">Utilisation très avancée</text:h>
      <text:p text:style-name="List_20_Heading"><text:bookmark text:name="ixAFP"/>.</text:p>
      <text:p text:style-name="P13">Si vous voulez que Wget conserve la réplique d'une page (ou de sous-répertoire <text:span text:style-name="T2">FTP</text:span> ), utilisez <text:span text:style-name="T5">--mirror</text:span> (<text:span text:style-name="T5">-m</text:span>), qui est le raccourci pour <text:span text:style-name="T5">-r -l inf -N</text:span>. Vous pouvez mettre Wget dans le fichier <text:soft-page-break/>crontab pour lui demander de revérifier le site chaque dimanche : </text:p>
      <text:p text:style-name="P5"><text:s text:c="8"/>crontab</text:p>
      <text:p text:style-name="P5"><text:s text:c="8"/>0 0 * * 0 wget --mirror <text:a xlink:type="simple" xlink:href="http://www.gnu.org/">http://www.gnu.org/</text:a> -o /home/me/weeklog</text:p>
      <text:p text:style-name="P6"/>
      <text:p text:style-name="List_20_Heading">.</text:p>
      <text:p text:style-name="P13">En plus de ci-dessus, vous désirez convertir les liens pour la consultation locale. Mais après avoir lu ce manuel, vous savez que la conversion de lien ne gère pas bien l'estampille temporelle, aussi vous désirez que Wget conserve une copie des fichiers <text:span text:style-name="T2">HTML</text:span> avant conversion. L'invocation de Wget ressemblera à : </text:p>
      <text:p text:style-name="P5"><text:s text:c="8"/>wget --mirror --convert-links --backup-converted <text:s/>\</text:p>
      <text:p text:style-name="P5"><text:s text:c="13"/><text:a xlink:type="simple" xlink:href="http://www.gnu.org/">http://www.gnu.org/</text:a> -o /home/me/weeklog</text:p>
      <text:p text:style-name="P6"/>
      <text:p text:style-name="List_20_Heading">.</text:p>
      <text:p text:style-name="P13">Mais vous avez aussi remarqué que la consultation locale ne fonctionne pas du tout quand les fichiers <text:span text:style-name="T2">HTML</text:span> sont sauvegardés avec d'autres extensions que <text:span text:style-name="T5">.html</text:span>, peut-être parce qu'ils ont été envoyés sous le nom <text:span text:style-name="T1">index.cgi</text:span>. Aussi, vous voudriez que Wget renomme les fichiers avec content-type <text:span text:style-name="T5">text/html</text:span> et le nom <text:span text:style-name="T1">nom.html</text:span>. </text:p>
      <text:p text:style-name="P5"><text:s text:c="8"/>wget --mirror --convert-links --backup-converted \</text:p>
      <text:p text:style-name="P5"><text:s text:c="13"/>--html-extension -o /home/me/weeklog <text:s text:c="7"/>\</text:p>
      <text:p text:style-name="P5"><text:s text:c="13"/><text:a xlink:type="simple" xlink:href="http://www.gnu.org/">http://www.gnu.org/</text:a></text:p>
      <text:p text:style-name="P6"/>
      <text:p text:style-name="P13">Ou, en abrégé : </text:p>
      <text:p text:style-name="P5"><text:s text:c="8"/>wget -m -k -K -E <text:a xlink:type="simple" xlink:href="http://www.gnu.org/">http://www.gnu.org/</text:a> -o /home/me/weeklog</text:p>
      <text:p text:style-name="P6"/>
      <text:p text:style-name="Text_20_body"><text:bookmark text:name="lbAR"/>  </text:p>
      <text:h text:style-name="Heading_20_2" text:outline-level="2">FICHIERS</text:h>
      <text:p text:style-name="P10"><text:bookmark text:name="ixAFQ"/>/etc/wgetrc</text:p>
      <text:p text:style-name="List_20_Contents"><text:bookmark text:name="ixAFR"/>Emplacement par défaut du fichier de démarrage <text:span text:style-name="T1">global</text:span>. </text:p>
      <text:p text:style-name="P10">.wgetrc</text:p>
      <text:p text:style-name="P13"><text:bookmark text:name="ixAFS"/>Fichier de démarrage de l'utilisateur. </text:p>
      <text:p text:style-name="Text_20_body"><text:bookmark text:name="lbAS"/>  </text:p>
      <text:h text:style-name="Heading_20_2" text:outline-level="2">BOGUES</text:h>
      <text:p text:style-name="Text_20_body"><text:bookmark text:name="ixAFT"/>Les rapports de bogues sont les bienvenus. Envoyez-les à &lt;<text:a xlink:type="simple" xlink:href="mailto:bug-wget@gnu.org">bug-wget@gnu.org</text:a>&gt;. </text:p>
      <text:p text:style-name="Text_20_body">Avant de soumettre un rapport de bogue, veuillez suivre les conseils simples suivants : </text:p>
      <text:p text:style-name="List_20_Heading">1.</text:p>
      <text:p text:style-name="List_20_Contents">Assurez-vous que le comportement que vous voyez est réellement un bogue. Si Wget crashe, c'est un bogue. Si Wget ne se comporte pas comme la documentation l'indique, c'est un bogue. Si les choses fonctionnent bizarrement, et que vous n'êtes pas sûr de la manière dont elles sont supposées fonctionner, ça peut aussi être un bogue. </text:p>
      <text:p text:style-name="List_20_Heading">2.</text:p>
      <text:p text:style-name="P13"><text:soft-page-break/>Essayer de mettre en évidence les circonstances qui provoquent le bogue. Par exemple si Wget crashe avec <text:span text:style-name="T5">wget -rLl0 -t5 -Y0 </text:span><text:a xlink:type="simple" xlink:href="http://yoyodyne.com/"><text:span text:style-name="T5">http://yoyodyne.com</text:span></text:a><text:span text:style-name="T5"> -o /tmp/log</text:span>, vous devriez essayer de voir s'il crashe avec un ensemble plus réduit d'option. </text:p>
      <text:p text:style-name="P13">Bien que je sois aussi intéressé par le contenu du fichier <text:span text:style-name="T1">.wgetrc</text:span>, il ne faut pas le recopier directement dans le message de debug. Il vaut mieux essayer de reproduire le bogue avec un <text:span text:style-name="T1">.wgetrc</text:span> le plus simple possible. Seuls les paramètres de <text:span text:style-name="T1">.wgetrc</text:span> qui ont une influence sur le bogue, devrait être envoyés par courrier électronique. </text:p>
      <text:p text:style-name="List_20_Heading">3.</text:p>
      <text:p text:style-name="List_20_Contents">Démarrez s'il vous plaît avec l'option <text:span text:style-name="T5">-d</text:span> et envoyez le log (ou uniquement les parties concernées). Si Wget a été compilé sans le support debug, recompilez-le. C'est <text:span text:style-name="T1">vraiment</text:span> plus facile de traquer les bogues avec le support du débogage activé. </text:p>
      <text:p text:style-name="List_20_Heading">4.</text:p>
      <text:p text:style-name="P13">Si Wget a planté, essayez de le lancer dans un débogueur, par exemple <text:span text:style-name="T1">gdb `which wget` core</text:span> et tapez <text:span text:style-name="T1">where</text:span> pour obtenir la pile des appels. </text:p>
      <text:p text:style-name="Text_20_body"><text:bookmark text:name="lbAT"/>  </text:p>
      <text:h text:style-name="Heading_20_2" text:outline-level="2">VOIR AUSSI</text:h>
      <text:p text:style-name="Text_20_body"><text:bookmark text:name="ixAFU"/>L'entrée <text:span text:style-name="T2">GNU</text:span> Info de <text:span text:style-name="T1">wget</text:span>. <text:bookmark text:name="lbAU"/>  </text:p>
      <text:h text:style-name="Heading_20_2" text:outline-level="2">AUTEUR</text:h>
      <text:p text:style-name="Text_20_body"><text:bookmark text:name="ixAFV"/>Écrit à l'origine par Hrvoje Niksic &lt;<text:a xlink:type="simple" xlink:href="mailto:hniksic@arsdigita.com">hniksic@arsdigita.com</text:a>&gt;. <text:bookmark text:name="lbAV"/>  </text:p>
      <text:h text:style-name="Heading_20_2" text:outline-level="2">COPYRIGHT</text:h>
      <text:p text:style-name="Text_20_body"><text:bookmark text:name="ixAFW"/>Copyright (c) 1996, 1997, 1998, 2000, 2001, 2002, 2003 Free Software Foundation, Inc. </text:p>
      <text:p text:style-name="Text_20_body">Vous avez l'autorisation de créer et de distribuer des copies textuelles de ce manuel, à condition que la notice de copyright et la notice de permission soient préservées dans toutes les copies. </text:p>
      <text:p text:style-name="Text_20_body">Vous avez l'autorisation de copier, distribuer et/ou modifier ce documents sous les conditions de la <text:span text:style-name="T2">GNU</text:span> Free Documentation License, Version 1.1 ou toute version ultérieure publiée par la Free Software Foundation; avec comme sections invariantes « <text:span text:style-name="T2">GNU</text:span> General Public License » et « <text:span text:style-name="T2">GNU</text:span> Free Documentation License », sans texte avant ou après. Une copie de la licence est incluse dans la section intitulée « <text:span text:style-name="T2">GNU</text:span> Free Documentation License ». <text:bookmark text:name="lbAW"/>  </text:p>
      <text:h text:style-name="Heading_20_2" text:outline-level="2">TRADUCTION</text:h>
      <text:p text:style-name="Text_20_body">Sébastien Blanchet, 2002 </text:p>
      <text:p text:style-name="Text_20_body">Mise à jour par Eric Piel, 2004 &lt;Eric.Piel AT tremplin-utc POINT net&gt; <text:bookmark text:name="lbAX"/>  </text:p>
      <text:h text:style-name="Heading_20_2" text:outline-level="2">AVERTISSEMENT SUR LA TRADUCTION</text:h>
      <text:p text:style-name="Text_20_body">Il est possible que cette traduction soit imparfaite ou périmée. En cas de doute, veuillez vous reporter au document original en langue anglaise fourni avec le programme. </text:p>
      <text:p text:style-name="Horizontal_20_Line"/>
      <text:p text:style-name="Text_20_body"><text:bookmark text:name="index"/> </text:p>
      <text:h text:style-name="Heading_20_2" text:outline-level="2"><text:soft-page-break/>Index</text:h>
      <text:p text:style-name="List_20_Heading"><text:a xlink:type="simple" xlink:href="http://www.delafond.org/traducmanfr/man/man1/wget.1.html#lbAB">NOM</text:a></text:p>
      <text:p text:style-name="List_20_Heading"><text:a xlink:type="simple" xlink:href="http://www.delafond.org/traducmanfr/man/man1/wget.1.html#lbAC">SYNOPSIS</text:a></text:p>
      <text:p text:style-name="List_20_Heading"><text:a xlink:type="simple" xlink:href="http://www.delafond.org/traducmanfr/man/man1/wget.1.html#lbAD">DESCRIPTION</text:a></text:p>
      <text:p text:style-name="List_20_Heading"><text:a xlink:type="simple" xlink:href="http://www.delafond.org/traducmanfr/man/man1/wget.1.html#lbAE">OPTIONS</text:a></text:p>
      <text:p text:style-name="List_20_Heading"><text:a xlink:type="simple" xlink:href="http://www.delafond.org/traducmanfr/man/man1/wget.1.html#lbAF">Options de base pour le démarrage</text:a></text:p>
      <text:p text:style-name="List_20_Heading"><text:a xlink:type="simple" xlink:href="http://www.delafond.org/traducmanfr/man/man1/wget.1.html#lbAG">Options de suivi et de fichiers d'entrées</text:a></text:p>
      <text:p text:style-name="List_20_Heading"><text:a xlink:type="simple" xlink:href="http://www.delafond.org/traducmanfr/man/man1/wget.1.html#lbAH">Options de téléchargement</text:a></text:p>
      <text:p text:style-name="List_20_Heading"><text:a xlink:type="simple" xlink:href="http://www.delafond.org/traducmanfr/man/man1/wget.1.html#lbAI">Options de répertoires</text:a></text:p>
      <text:p text:style-name="List_20_Heading"><text:a xlink:type="simple" xlink:href="http://www.delafond.org/traducmanfr/man/man1/wget.1.html#lbAJ">Options HTTP</text:a></text:p>
      <text:p text:style-name="List_20_Heading"><text:a xlink:type="simple" xlink:href="http://www.delafond.org/traducmanfr/man/man1/wget.1.html#lbAK">Options FTP</text:a></text:p>
      <text:p text:style-name="List_20_Heading"><text:a xlink:type="simple" xlink:href="http://www.delafond.org/traducmanfr/man/man1/wget.1.html#lbAL">Options de téléchargement récursif</text:a></text:p>
      <text:p text:style-name="List_20_Heading"><text:a xlink:type="simple" xlink:href="http://www.delafond.org/traducmanfr/man/man1/wget.1.html#lbAM">Options récursives d'acceptation et de rejet</text:a></text:p>
      <text:p text:style-name="List_20_Heading"><text:a xlink:type="simple" xlink:href="http://www.delafond.org/traducmanfr/man/man1/wget.1.html#lbAN">EXEMPLES</text:a></text:p>
      <text:p text:style-name="List_20_Heading"><text:a xlink:type="simple" xlink:href="http://www.delafond.org/traducmanfr/man/man1/wget.1.html#lbAO">Utilisation simple</text:a></text:p>
      <text:p text:style-name="List_20_Heading"><text:a xlink:type="simple" xlink:href="http://www.delafond.org/traducmanfr/man/man1/wget.1.html#lbAP">Utilisation avancée</text:a></text:p>
      <text:p text:style-name="List_20_Heading"><text:a xlink:type="simple" xlink:href="http://www.delafond.org/traducmanfr/man/man1/wget.1.html#lbAQ">Utilisation très avancée</text:a></text:p>
      <text:p text:style-name="List_20_Heading"><text:a xlink:type="simple" xlink:href="http://www.delafond.org/traducmanfr/man/man1/wget.1.html#lbAR">FICHIERS</text:a></text:p>
      <text:p text:style-name="List_20_Heading"><text:a xlink:type="simple" xlink:href="http://www.delafond.org/traducmanfr/man/man1/wget.1.html#lbAS">BOGUES</text:a></text:p>
      <text:p text:style-name="List_20_Heading"><text:a xlink:type="simple" xlink:href="http://www.delafond.org/traducmanfr/man/man1/wget.1.html#lbAT">VOIR AUSSI</text:a></text:p>
      <text:p text:style-name="List_20_Heading"><text:a xlink:type="simple" xlink:href="http://www.delafond.org/traducmanfr/man/man1/wget.1.html#lbAU">AUTEUR</text:a></text:p>
      <text:p text:style-name="List_20_Heading"><text:a xlink:type="simple" xlink:href="http://www.delafond.org/traducmanfr/man/man1/wget.1.html#lbAV">COPYRIGHT</text:a></text:p>
      <text:p text:style-name="List_20_Heading"><text:a xlink:type="simple" xlink:href="http://www.delafond.org/traducmanfr/man/man1/wget.1.html#lbAW">TRADUCTION</text:a></text:p>
      <text:p text:style-name="P12"><text:a xlink:type="simple" xlink:href="http://www.delafond.org/traducmanfr/man/man1/wget.1.html#lbAX">AVERTISSEMENT SUR LA TRADUCTION</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ast </meta:initial-creator>
    <meta:creation-date>2013-12-18T11:12:10.052468464</meta:creation-date>
    <dc:date>2013-12-18T12:14:12.582417926</dc:date>
    <dc:creator>toast </dc:creator>
    <meta:editing-duration>PT46M50S</meta:editing-duration>
    <meta:editing-cycles>5</meta:editing-cycles>
    <meta:generator>LibreOffice/4.1.3.2$Linux_X86_64 LibreOffice_project/410m0$Build-2</meta:generator>
    <meta:document-statistic meta:table-count="0" meta:image-count="0" meta:object-count="0" meta:page-count="18" meta:paragraph-count="392" meta:word-count="6094" meta:character-count="39396" meta:non-whitespace-character-count="33144"/>
  </office:meta>
</office:document-meta>
</file>